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25">
      <style:table-cell-properties fo:border-bottom="none" style:text-align-source="fix" style:repeat-content="false" fo:border-left="0.99pt ridge #000000" fo:border-right="none" fo:border-top="0.99pt ridge #000000"/>
      <style:paragraph-properties fo:text-align="start" fo:margin-left="0mm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0.99pt ridge #000000" fo:border-right="none" fo:border-top="none"/>
      <style:paragraph-properties fo:text-align="start" fo:margin-left="0mm"/>
    </style:style>
    <style:style style:name="ce6" style:family="table-cell" style:parent-style-name="Default" style:data-style-name="N125">
      <style:table-cell-properties fo:border-bottom="0.99pt ridge #000000" style:text-align-source="fix" style:repeat-content="false" fo:border-left="0.99pt ridge #000000" fo:border-right="none" fo:border-top="none"/>
      <style:paragraph-properties fo:text-align="start" fo:margin-left="0mm"/>
    </style:style>
    <style:style style:name="ce7" style:family="table-cell" style:parent-style-name="Default" style:data-style-name="N125">
      <style:table-cell-properties fo:border-bottom="0.06pt solid #000000" style:text-align-source="fix" style:repeat-content="false" fo:border-left="0.99pt ridge #000000" fo:border-right="none" fo:border-top="none"/>
      <style:paragraph-properties fo:text-align="start" fo:margin-left="0mm"/>
    </style:style>
    <style:style style:name="ce8" style:family="table-cell" style:parent-style-name="Default" style:data-style-name="N125">
      <style:table-cell-properties fo:border-bottom="none" style:text-align-source="fix" style:repeat-content="false" fo:border-left="none" fo:border-right="none" fo:border-top="0.99pt ridge #000000"/>
      <style:paragraph-properties fo:text-align="start" fo:margin-left="0mm"/>
    </style:style>
    <style:style style:name="ce9" style:family="table-cell" style:parent-style-name="Default" style:data-style-name="N125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25">
      <style:table-cell-properties fo:border-bottom="0.99pt ridge #000000" style:text-align-source="fix" style:repeat-content="false" fo:border-left="none" fo:border-right="none" fo:border-top="none"/>
      <style:paragraph-properties fo:text-align="start" fo:margin-left="0mm"/>
    </style:style>
    <style:style style:name="ce1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2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99pt ridge #000000"/>
      <style:paragraph-properties fo:text-align="start" fo:margin-left="0mm"/>
    </style:style>
    <style:style style:name="ce1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4" style:family="table-cell" style:parent-style-name="Default" style:data-style-name="N125">
      <style:table-cell-properties fo:border-bottom="0.99pt ridge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5" style:family="table-cell" style:parent-style-name="Default" style:data-style-name="N0"/>
    <style:style style:name="ce16" style:family="table-cell" style:parent-style-name="Default" style:data-style-name="N125">
      <style:table-cell-properties fo:border-bottom="0.99pt ridge #000000" style:text-align-source="fix" style:repeat-content="false" fo:border-left="none" fo:border-right="0.99pt ridge #000000" fo:border-top="none"/>
      <style:paragraph-properties fo:text-align="start" fo:margin-left="0mm"/>
    </style:style>
    <style:style style:name="ce17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0.99pt ridge #000000" fo:border-top="0.99pt ridge #000000"/>
      <style:paragraph-properties fo:text-align="start" fo:margin-left="0mm"/>
    </style:style>
    <style:style style:name="ce20" style:family="table-cell" style:parent-style-name="Default" style:data-style-name="N125">
      <style:table-cell-properties fo:border-bottom="none" style:text-align-source="fix" style:repeat-content="false" fo:border-left="none" fo:border-right="0.99pt ridge #000000" fo:border-top="none"/>
      <style:paragraph-properties fo:text-align="start" fo:margin-left="0mm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 style:data-style-name="N125">
      <style:table-cell-properties fo:border-bottom="none" style:text-align-source="fix" style:repeat-content="false" fo:border-left="none" fo:border-right="0.99pt ridge #000000" fo:border-top="non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125">
      <style:table-cell-properties fo:border-bottom="0.06pt solid #000000" style:text-align-source="fix" style:repeat-content="false" fo:border-left="none" fo:border-right="0.99pt ridge #000000" fo:border-top="none"/>
      <style:paragraph-properties fo:text-align="start" fo:margin-left="0mm"/>
    </style:style>
    <style:style style:name="ce2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0.99pt ridge #000000" fo:border-top="none"/>
      <style:paragraph-properties fo:text-align="start" fo:margin-left="0mm"/>
    </style:style>
    <style:style style:name="ce29" style:family="table-cell" style:parent-style-name="Default" style:data-style-name="N0">
      <style:table-cell-properties fo:border-bottom="0.99pt ridge #000000" style:text-align-source="fix" style:repeat-content="false" fo:border-left="none" fo:border-right="0.99pt ridge #000000" fo:border-top="none"/>
      <style:paragraph-properties fo:text-align="start" fo:margin-left="0m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0.99pt ridge #000000" fo:border-top="none"/>
      <style:paragraph-properties fo:text-align="start" fo:margin-left="0mm"/>
    </style:style>
    <style:style style:name="ce31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start" fo:margin-left="0mm"/>
    </style:style>
    <style:style style:name="ce32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start" fo:margin-left="0mm"/>
    </style:style>
    <style:style style:name="ce33" style:family="table-cell" style:parent-style-name="Default">
      <style:table-cell-properties fo:border-bottom="0.99pt ridge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i_rel" table:style-name="ta1">
        <table:shapes>
          <draw:frame draw:z-index="0" draw:style-name="gr1" draw:text-style-name="P1" svg:width="244.96mm" svg:height="107.31mm" svg:x="7.17mm" svg:y="54.72mm">
            <loext:p draw:notify-on-update-of-ranges="dati_rel.A2:dati_rel.A11 dati_rel.F2:dati_rel.F11 dati_rel.A2:dati_rel.A11 dati_rel.J2:dati_rel.J11 dati_rel.A2:dati_rel.A11 dati_rel.P2:dati_rel.P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4.42mm" svg:height="105.18mm" svg:x="6.88mm" svg:y="222.59mm">
            <loext:p draw:notify-on-update-of-ranges="dati_rel.A39:dati_rel.A48 dati_rel.F39:dati_rel.F48 dati_rel.A39:dati_rel.A48 dati_rel.K39:dati_rel.K48 dati_rel.A39:dati_rel.A44 dati_rel.P39:dati_rel.P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2.87mm" svg:height="103.12mm" svg:x="6.78mm" svg:y="389.07mm">
            <loext:p draw:notify-on-update-of-ranges="dati_rel.A78:dati_rel.A84 dati_rel.F78:dati_rel.F84 dati_rel.A78:dati_rel.A84 dati_rel.K78:dati_rel.K84 dati_rel.A78:dati_rel.A84 dati_rel.P78:dati_rel.P84 dati_rel.A78:dati_rel.A84 dati_rel.U78:dati_rel.U8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W=5 adapt= 0 timeout = 5000</text:p>
          </table:table-cell>
          <table:covered-table-cell table:number-columns-repeated="3" table:style-name="ce2"/>
          <table:table-cell table:style-name="ce18" office:value-type="string" calcext:value-type="string">
            <text:p>Media</text:p>
          </table:table-cell>
          <table:table-cell table:style-name="ce26" office:value-type="string" calcext:value-type="string" table:number-columns-spanned="4" table:number-rows-spanned="1">
            <text:p>W=10 adapt= 0 timeout = 5000</text:p>
          </table:table-cell>
          <table:covered-table-cell table:number-columns-repeated="3" table:style-name="ce27"/>
          <table:table-cell table:style-name="ce18" office:value-type="string" calcext:value-type="string">
            <text:p>Media</text:p>
          </table:table-cell>
          <table:table-cell table:style-name="ce3" office:value-type="string" calcext:value-type="string" table:number-columns-spanned="4" table:number-rows-spanned="1">
            <text:p>W=20 adapt= 0 timeout = 5000</text:p>
          </table:table-cell>
          <table:covered-table-cell table:number-columns-repeated="3" table:style-name="ce2"/>
          <table:table-cell table:style-name="ce18" office:value-type="string" calcext:value-type="string">
            <text:p>Media</text:p>
          </table:table-cell>
          <table:table-cell table:number-columns-repeated="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.015856" calcext:value-type="float">
            <text:p>0.015856</text:p>
          </table:table-cell>
          <table:table-cell table:style-name="ce8" office:value-type="float" office:value="0.020474" calcext:value-type="float">
            <text:p>0.020474</text:p>
          </table:table-cell>
          <table:table-cell table:style-name="ce8" office:value-type="float" office:value="0.026837" calcext:value-type="float">
            <text:p>0.026837</text:p>
          </table:table-cell>
          <table:table-cell table:style-name="ce12" office:value-type="float" office:value="0.028423" calcext:value-type="float">
            <text:p>0.028423</text:p>
          </table:table-cell>
          <table:table-cell table:style-name="ce19" table:formula="of:=AVERAGE([.B2];[.C2];[.D2];[.E2])" office:value-type="float" office:value="0.0228975" calcext:value-type="float">
            <text:p>0.0228975</text:p>
          </table:table-cell>
          <table:table-cell table:style-name="ce4" office:value-type="float" office:value="0.024972" calcext:value-type="float">
            <text:p>0.024972</text:p>
          </table:table-cell>
          <table:table-cell table:style-name="ce8" office:value-type="float" office:value="0.02569" calcext:value-type="float">
            <text:p>0.025690</text:p>
          </table:table-cell>
          <table:table-cell table:style-name="ce8" office:value-type="float" office:value="0.026864" calcext:value-type="float">
            <text:p>0.026864</text:p>
          </table:table-cell>
          <table:table-cell table:style-name="ce12" office:value-type="float" office:value="0.028081" calcext:value-type="float">
            <text:p>0.028081</text:p>
          </table:table-cell>
          <table:table-cell table:style-name="ce19" table:formula="of:=AVERAGE([.G2];[.H2];[.I2];[.J2])" office:value-type="float" office:value="0.02640175" calcext:value-type="float">
            <text:p>0.02640175</text:p>
          </table:table-cell>
          <table:table-cell table:style-name="ce4" office:value-type="float" office:value="0.024246" calcext:value-type="float">
            <text:p>0.024246</text:p>
          </table:table-cell>
          <table:table-cell table:style-name="ce8" office:value-type="float" office:value="0.025729" calcext:value-type="float">
            <text:p>0.025729</text:p>
          </table:table-cell>
          <table:table-cell table:style-name="ce8" office:value-type="float" office:value="0.025668" calcext:value-type="float">
            <text:p>0.025668</text:p>
          </table:table-cell>
          <table:table-cell table:style-name="ce12" office:value-type="float" office:value="0.02657" calcext:value-type="float">
            <text:p>0.026570</text:p>
          </table:table-cell>
          <table:table-cell table:style-name="ce19" table:formula="of:=AVERAGE([.L2];[.M2];[.N2];[.O2])" office:value-type="float" office:value="0.02555325" calcext:value-type="float">
            <text:p>0.02555325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0.430498" calcext:value-type="float">
            <text:p>0.430498</text:p>
          </table:table-cell>
          <table:table-cell table:style-name="ce9" office:value-type="float" office:value="0.430369" calcext:value-type="float">
            <text:p>0.430369</text:p>
          </table:table-cell>
          <table:table-cell table:style-name="ce9" office:value-type="float" office:value="0.431656" calcext:value-type="float">
            <text:p>0.431656</text:p>
          </table:table-cell>
          <table:table-cell table:style-name="ce13" office:value-type="float" office:value="0.43181" calcext:value-type="float">
            <text:p>0.431810</text:p>
          </table:table-cell>
          <table:table-cell table:style-name="ce20" table:formula="of:=AVERAGE([.B3];[.C3];[.D3];[.E3])" office:value-type="float" office:value="0.43108325" calcext:value-type="float">
            <text:p>0.431083</text:p>
          </table:table-cell>
          <table:table-cell table:style-name="ce5" office:value-type="float" office:value="0.285916" calcext:value-type="float">
            <text:p>0.285916</text:p>
          </table:table-cell>
          <table:table-cell table:style-name="ce9" office:value-type="float" office:value="0.29104" calcext:value-type="float">
            <text:p>0.291040</text:p>
          </table:table-cell>
          <table:table-cell table:style-name="ce9" office:value-type="float" office:value="0.295837" calcext:value-type="float">
            <text:p>0.295837</text:p>
          </table:table-cell>
          <table:table-cell table:style-name="ce13" office:value-type="float" office:value="0.296135" calcext:value-type="float">
            <text:p>0.296135</text:p>
          </table:table-cell>
          <table:table-cell table:style-name="ce28" table:formula="of:=AVERAGE([.G3];[.H3];[.I3];[.J3])" office:value-type="float" office:value="0.292232" calcext:value-type="float">
            <text:p>0.292232</text:p>
          </table:table-cell>
          <table:table-cell table:style-name="ce5" office:value-type="float" office:value="0.207228" calcext:value-type="float">
            <text:p>0.207228</text:p>
          </table:table-cell>
          <table:table-cell table:style-name="ce9" office:value-type="float" office:value="0.210108" calcext:value-type="float">
            <text:p>0.210108</text:p>
          </table:table-cell>
          <table:table-cell table:style-name="ce9" office:value-type="float" office:value="0.211486" calcext:value-type="float">
            <text:p>0.211486</text:p>
          </table:table-cell>
          <table:table-cell table:style-name="ce13" office:value-type="float" office:value="0.211571" calcext:value-type="float">
            <text:p>0.211571</text:p>
          </table:table-cell>
          <table:table-cell table:style-name="ce28" table:formula="of:=AVERAGE([.L3];[.M3];[.N3];[.O3])" office:value-type="float" office:value="0.21009825" calcext:value-type="float">
            <text:p>0.21009825</text:p>
          </table:table-cell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0.699453" calcext:value-type="float">
            <text:p>0.699453</text:p>
          </table:table-cell>
          <table:table-cell table:style-name="ce9" office:value-type="float" office:value="0.703431" calcext:value-type="float">
            <text:p>0.703431</text:p>
          </table:table-cell>
          <table:table-cell table:style-name="ce9" office:value-type="float" office:value="0.703619" calcext:value-type="float">
            <text:p>0.703619</text:p>
          </table:table-cell>
          <table:table-cell table:style-name="ce13" office:value-type="float" office:value="0.731616" calcext:value-type="float">
            <text:p>0.731616</text:p>
          </table:table-cell>
          <table:table-cell table:style-name="ce20" table:formula="of:=AVERAGE([.B4];[.C4];[.D4];[.E4])" office:value-type="float" office:value="0.70952975" calcext:value-type="float">
            <text:p>0.709530</text:p>
          </table:table-cell>
          <table:table-cell table:style-name="ce5" office:value-type="float" office:value="0.579603" calcext:value-type="float">
            <text:p>0.579603</text:p>
          </table:table-cell>
          <table:table-cell table:style-name="ce9" office:value-type="float" office:value="0.588595" calcext:value-type="float">
            <text:p>0.588595</text:p>
          </table:table-cell>
          <table:table-cell table:style-name="ce9" office:value-type="float" office:value="0.591483" calcext:value-type="float">
            <text:p>0.591483</text:p>
          </table:table-cell>
          <table:table-cell table:style-name="ce13" office:value-type="float" office:value="0.591371" calcext:value-type="float">
            <text:p>0.591371</text:p>
          </table:table-cell>
          <table:table-cell table:style-name="ce28" table:formula="of:=AVERAGE([.G4];[.H4];[.I4];[.J4])" office:value-type="float" office:value="0.587763" calcext:value-type="float">
            <text:p>0.587763</text:p>
          </table:table-cell>
          <table:table-cell table:style-name="ce5" office:value-type="float" office:value="0.313105" calcext:value-type="float">
            <text:p>0.313105</text:p>
          </table:table-cell>
          <table:table-cell table:style-name="ce9" office:value-type="float" office:value="0.339092" calcext:value-type="float">
            <text:p>0.339092</text:p>
          </table:table-cell>
          <table:table-cell table:style-name="ce9" office:value-type="float" office:value="0.339123" calcext:value-type="float">
            <text:p>0.339123</text:p>
          </table:table-cell>
          <table:table-cell table:style-name="ce13" office:value-type="float" office:value="0.349718" calcext:value-type="float">
            <text:p>0.349718</text:p>
          </table:table-cell>
          <table:table-cell table:style-name="ce28" table:formula="of:=AVERAGE([.L4];[.M4];[.N4];[.O4])" office:value-type="float" office:value="0.3352595" calcext:value-type="float">
            <text:p>0.3352595</text:p>
          </table:table-cell>
          <table:table-cell table:number-columns-repeated="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1.583589" calcext:value-type="float">
            <text:p>1.583589</text:p>
          </table:table-cell>
          <table:table-cell table:style-name="ce9" office:value-type="float" office:value="1.583492" calcext:value-type="float">
            <text:p>1.583492</text:p>
          </table:table-cell>
          <table:table-cell table:style-name="ce9" office:value-type="float" office:value="1.583612" calcext:value-type="float">
            <text:p>1.583612</text:p>
          </table:table-cell>
          <table:table-cell table:style-name="ce13" office:value-type="float" office:value="1.587466" calcext:value-type="float">
            <text:p>1.587466</text:p>
          </table:table-cell>
          <table:table-cell table:style-name="ce20" table:formula="of:=AVERAGE([.B5];[.C5];[.D5];[.E5])" office:value-type="float" office:value="1.58453975" calcext:value-type="float">
            <text:p>1.584540</text:p>
          </table:table-cell>
          <table:table-cell table:style-name="ce5" office:value-type="float" office:value="0.96502" calcext:value-type="float">
            <text:p>0.965020</text:p>
          </table:table-cell>
          <table:table-cell table:style-name="ce9" office:value-type="float" office:value="0.980549" calcext:value-type="float">
            <text:p>0.980549</text:p>
          </table:table-cell>
          <table:table-cell table:style-name="ce9" office:value-type="float" office:value="1.016796" calcext:value-type="float">
            <text:p>1.016796</text:p>
          </table:table-cell>
          <table:table-cell table:style-name="ce13" office:value-type="float" office:value="1.043959" calcext:value-type="float">
            <text:p>1.043959</text:p>
          </table:table-cell>
          <table:table-cell table:style-name="ce28" table:formula="of:=AVERAGE([.G5];[.H5];[.I5];[.J5])" office:value-type="float" office:value="1.001581" calcext:value-type="float">
            <text:p>1.001581</text:p>
          </table:table-cell>
          <table:table-cell table:style-name="ce5" office:value-type="float" office:value="0.587276" calcext:value-type="float">
            <text:p>0.587276</text:p>
          </table:table-cell>
          <table:table-cell table:style-name="ce9" office:value-type="float" office:value="0.607196" calcext:value-type="float">
            <text:p>0.607196</text:p>
          </table:table-cell>
          <table:table-cell table:style-name="ce9" office:value-type="float" office:value="0.627375" calcext:value-type="float">
            <text:p>0.627375</text:p>
          </table:table-cell>
          <table:table-cell table:style-name="ce13" office:value-type="float" office:value="0.643178" calcext:value-type="float">
            <text:p>0.643178</text:p>
          </table:table-cell>
          <table:table-cell table:style-name="ce28" table:formula="of:=AVERAGE([.L5];[.M5];[.N5];[.O5])" office:value-type="float" office:value="0.61625625" calcext:value-type="float">
            <text:p>0.61625625</text:p>
          </table:table-cell>
          <table:table-cell table:number-columns-repeated="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float" office:value="2.26754" calcext:value-type="float">
            <text:p>2.267540</text:p>
          </table:table-cell>
          <table:table-cell table:style-name="ce9" office:value-type="float" office:value="2.308337" calcext:value-type="float">
            <text:p>2.308337</text:p>
          </table:table-cell>
          <table:table-cell table:style-name="ce9" office:value-type="float" office:value="2.31363" calcext:value-type="float">
            <text:p>2.313630</text:p>
          </table:table-cell>
          <table:table-cell table:style-name="ce13" office:value-type="float" office:value="2.313538" calcext:value-type="float">
            <text:p>2.313538</text:p>
          </table:table-cell>
          <table:table-cell table:style-name="ce20" table:formula="of:=AVERAGE([.B6];[.C6];[.D6];[.E6])" office:value-type="float" office:value="2.30076125" calcext:value-type="float">
            <text:p>2.300761</text:p>
          </table:table-cell>
          <table:table-cell table:style-name="ce5" office:value-type="float" office:value="1.555455" calcext:value-type="float">
            <text:p>1.555455</text:p>
          </table:table-cell>
          <table:table-cell table:style-name="ce9" office:value-type="float" office:value="1.576062" calcext:value-type="float">
            <text:p>1.576062</text:p>
          </table:table-cell>
          <table:table-cell table:style-name="ce9" office:value-type="float" office:value="1.63791" calcext:value-type="float">
            <text:p>1.637910</text:p>
          </table:table-cell>
          <table:table-cell table:style-name="ce13" office:value-type="float" office:value="1.643053" calcext:value-type="float">
            <text:p>1.643053</text:p>
          </table:table-cell>
          <table:table-cell table:style-name="ce28" table:formula="of:=AVERAGE([.G6];[.H6];[.I6];[.J6])" office:value-type="float" office:value="1.60312" calcext:value-type="float">
            <text:p>1.60312</text:p>
          </table:table-cell>
          <table:table-cell table:style-name="ce5" office:value-type="float" office:value="0.961963" calcext:value-type="float">
            <text:p>0.961963</text:p>
          </table:table-cell>
          <table:table-cell table:style-name="ce9" office:value-type="float" office:value="0.961858" calcext:value-type="float">
            <text:p>0.961858</text:p>
          </table:table-cell>
          <table:table-cell table:style-name="ce9" office:value-type="float" office:value="0.994053" calcext:value-type="float">
            <text:p>0.994053</text:p>
          </table:table-cell>
          <table:table-cell table:style-name="ce13" office:value-type="float" office:value="1.013948" calcext:value-type="float">
            <text:p>1.013948</text:p>
          </table:table-cell>
          <table:table-cell table:style-name="ce28" table:formula="of:=AVERAGE([.L6];[.M6];[.N6];[.O6])" office:value-type="float" office:value="0.9829555" calcext:value-type="float">
            <text:p>0.9829555</text:p>
          </table:table-cell>
          <table:table-cell table:number-columns-repeated="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3.875215" calcext:value-type="float">
            <text:p>3.875215</text:p>
          </table:table-cell>
          <table:table-cell table:style-name="ce9" office:value-type="float" office:value="3.891076" calcext:value-type="float">
            <text:p>3.891076</text:p>
          </table:table-cell>
          <table:table-cell table:style-name="ce9" office:value-type="float" office:value="3.915118" calcext:value-type="float">
            <text:p>3.915118</text:p>
          </table:table-cell>
          <table:table-cell table:style-name="ce13" office:value-type="float" office:value="3.915254" calcext:value-type="float">
            <text:p>3.915254</text:p>
          </table:table-cell>
          <table:table-cell table:style-name="ce20" table:formula="of:=AVERAGE([.B7];[.C7];[.D7];[.E7])" office:value-type="float" office:value="3.89916575" calcext:value-type="float">
            <text:p>3.899166</text:p>
          </table:table-cell>
          <table:table-cell table:style-name="ce5" office:value-type="float" office:value="2.303945" calcext:value-type="float">
            <text:p>2.303945</text:p>
          </table:table-cell>
          <table:table-cell table:style-name="ce9" office:value-type="float" office:value="2.370466" calcext:value-type="float">
            <text:p>2.370466</text:p>
          </table:table-cell>
          <table:table-cell table:style-name="ce9" office:value-type="float" office:value="2.391168" calcext:value-type="float">
            <text:p>2.391168</text:p>
          </table:table-cell>
          <table:table-cell table:style-name="ce13" office:value-type="float" office:value="2.402023" calcext:value-type="float">
            <text:p>2.402023</text:p>
          </table:table-cell>
          <table:table-cell table:style-name="ce28" table:formula="of:=AVERAGE([.G7];[.H7];[.I7];[.J7])" office:value-type="float" office:value="2.3669005" calcext:value-type="float">
            <text:p>2.3669005</text:p>
          </table:table-cell>
          <table:table-cell table:style-name="ce5" office:value-type="float" office:value="1.414481" calcext:value-type="float">
            <text:p>1.414481</text:p>
          </table:table-cell>
          <table:table-cell table:style-name="ce9" office:value-type="float" office:value="1.465702" calcext:value-type="float">
            <text:p>1.465702</text:p>
          </table:table-cell>
          <table:table-cell table:style-name="ce9" office:value-type="float" office:value="1.47055" calcext:value-type="float">
            <text:p>1.470550</text:p>
          </table:table-cell>
          <table:table-cell table:style-name="ce13" office:value-type="float" office:value="1.51167" calcext:value-type="float">
            <text:p>1.511670</text:p>
          </table:table-cell>
          <table:table-cell table:style-name="ce28" table:formula="of:=AVERAGE([.L7];[.M7];[.N7];[.O7])" office:value-type="float" office:value="1.46560075" calcext:value-type="float">
            <text:p>1.46560075</text:p>
          </table:table-cell>
          <table:table-cell table:number-columns-repeated="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5.756223" calcext:value-type="float">
            <text:p>5.756223</text:p>
          </table:table-cell>
          <table:table-cell table:style-name="ce9" office:value-type="float" office:value="5.787182" calcext:value-type="float">
            <text:p>5.787182</text:p>
          </table:table-cell>
          <table:table-cell table:style-name="ce9" office:value-type="float" office:value="5.797507" calcext:value-type="float">
            <text:p>5.797507</text:p>
          </table:table-cell>
          <table:table-cell table:style-name="ce13" office:value-type="float" office:value="5.910303" calcext:value-type="float">
            <text:p>5.910303</text:p>
          </table:table-cell>
          <table:table-cell table:style-name="ce20" table:formula="of:=AVERAGE([.B8];[.C8];[.D8];[.E8])" office:value-type="float" office:value="5.81280375" calcext:value-type="float">
            <text:p>5.812804</text:p>
          </table:table-cell>
          <table:table-cell table:style-name="ce5" office:value-type="float" office:value="3.830703" calcext:value-type="float">
            <text:p>3.830703</text:p>
          </table:table-cell>
          <table:table-cell table:style-name="ce9" office:value-type="float" office:value="3.871528" calcext:value-type="float">
            <text:p>3.871528</text:p>
          </table:table-cell>
          <table:table-cell table:style-name="ce9" office:value-type="float" office:value="3.871821" calcext:value-type="float">
            <text:p>3.871821</text:p>
          </table:table-cell>
          <table:table-cell table:style-name="ce13" office:value-type="float" office:value="3.871841" calcext:value-type="float">
            <text:p>3.871841</text:p>
          </table:table-cell>
          <table:table-cell table:style-name="ce28" table:formula="of:=AVERAGE([.G8];[.H8];[.I8];[.J8])" office:value-type="float" office:value="3.86147325" calcext:value-type="float">
            <text:p>3.86147325</text:p>
          </table:table-cell>
          <table:table-cell table:style-name="ce5" office:value-type="float" office:value="2.35392" calcext:value-type="float">
            <text:p>2.353920</text:p>
          </table:table-cell>
          <table:table-cell table:style-name="ce9" office:value-type="float" office:value="2.529893" calcext:value-type="float">
            <text:p>2.529893</text:p>
          </table:table-cell>
          <table:table-cell table:style-name="ce9" office:value-type="float" office:value="2.573857" calcext:value-type="float">
            <text:p>2.573857</text:p>
          </table:table-cell>
          <table:table-cell table:style-name="ce13" office:value-type="float" office:value="2.609918" calcext:value-type="float">
            <text:p>2.609918</text:p>
          </table:table-cell>
          <table:table-cell table:style-name="ce28" table:formula="of:=AVERAGE([.L8];[.M8];[.N8];[.O8])" office:value-type="float" office:value="2.516897" calcext:value-type="float">
            <text:p>2.516897</text:p>
          </table:table-cell>
          <table:table-cell table:number-columns-repeated="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float" office:value="10.204472" calcext:value-type="float">
            <text:p>10.204472</text:p>
          </table:table-cell>
          <table:table-cell table:style-name="ce9" office:value-type="float" office:value="10.265726" calcext:value-type="float">
            <text:p>10.265726</text:p>
          </table:table-cell>
          <table:table-cell table:style-name="ce9" office:value-type="float" office:value="10.286235" calcext:value-type="float">
            <text:p>10.286235</text:p>
          </table:table-cell>
          <table:table-cell table:style-name="ce13" office:value-type="float" office:value="10.296426" calcext:value-type="float">
            <text:p>10.296426</text:p>
          </table:table-cell>
          <table:table-cell table:style-name="ce20" table:formula="of:=AVERAGE([.B9];[.C9];[.D9];[.E9])" office:value-type="float" office:value="10.26321475" calcext:value-type="float">
            <text:p>10.263215</text:p>
          </table:table-cell>
          <table:table-cell table:style-name="ce5" office:value-type="float" office:value="6.612907" calcext:value-type="float">
            <text:p>6.612907</text:p>
          </table:table-cell>
          <table:table-cell table:style-name="ce9" office:value-type="float" office:value="6.623048" calcext:value-type="float">
            <text:p>6.623048</text:p>
          </table:table-cell>
          <table:table-cell table:style-name="ce9" office:value-type="float" office:value="6.821891" calcext:value-type="float">
            <text:p>6.821891</text:p>
          </table:table-cell>
          <table:table-cell table:style-name="ce13" office:value-type="float" office:value="7.021154" calcext:value-type="float">
            <text:p>7.021154</text:p>
          </table:table-cell>
          <table:table-cell table:style-name="ce28" table:formula="of:=AVERAGE([.G9];[.H9];[.I9];[.J9])" office:value-type="float" office:value="6.76975" calcext:value-type="float">
            <text:p>6.76975</text:p>
          </table:table-cell>
          <table:table-cell table:style-name="ce5" office:value-type="float" office:value="3.898721" calcext:value-type="float">
            <text:p>3.898721</text:p>
          </table:table-cell>
          <table:table-cell table:style-name="ce9" office:value-type="float" office:value="3.944541" calcext:value-type="float">
            <text:p>3.944541</text:p>
          </table:table-cell>
          <table:table-cell table:style-name="ce9" office:value-type="float" office:value="3.96509" calcext:value-type="float">
            <text:p>3.965090</text:p>
          </table:table-cell>
          <table:table-cell table:style-name="ce13" office:value-type="float" office:value="4.021223" calcext:value-type="float">
            <text:p>4.021223</text:p>
          </table:table-cell>
          <table:table-cell table:style-name="ce28" table:formula="of:=AVERAGE([.L9];[.M9];[.N9];[.O9])" office:value-type="float" office:value="3.95739375" calcext:value-type="float">
            <text:p>3.95739375</text:p>
          </table:table-cell>
          <table:table-cell table:number-columns-repeated="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float" office:value="18.73642" calcext:value-type="float">
            <text:p>18.736420</text:p>
          </table:table-cell>
          <table:table-cell table:style-name="ce9" office:value-type="float" office:value="18.804484" calcext:value-type="float">
            <text:p>18.804484</text:p>
          </table:table-cell>
          <table:table-cell table:style-name="ce9" office:value-type="float" office:value="18.820396" calcext:value-type="float">
            <text:p>18.820396</text:p>
          </table:table-cell>
          <table:table-cell table:style-name="ce13" office:value-type="float" office:value="18.864428" calcext:value-type="float">
            <text:p>18.864428</text:p>
          </table:table-cell>
          <table:table-cell table:style-name="ce20" table:formula="of:=AVERAGE([.B10];[.C10];[.D10];[.E10])" office:value-type="float" office:value="18.806432" calcext:value-type="float">
            <text:p>18.806432</text:p>
          </table:table-cell>
          <table:table-cell table:style-name="ce5" office:value-type="float" office:value="12.957106" calcext:value-type="float">
            <text:p>12.957106</text:p>
          </table:table-cell>
          <table:table-cell table:style-name="ce9" office:value-type="float" office:value="12.960923" calcext:value-type="float">
            <text:p>12.960923</text:p>
          </table:table-cell>
          <table:table-cell table:style-name="ce9" office:value-type="float" office:value="13.19688" calcext:value-type="float">
            <text:p>13.196880</text:p>
          </table:table-cell>
          <table:table-cell table:style-name="ce13" office:value-type="float" office:value="13.220922" calcext:value-type="float">
            <text:p>13.220922</text:p>
          </table:table-cell>
          <table:table-cell table:style-name="ce28" table:formula="of:=AVERAGE([.G10];[.H10];[.I10];[.J10])" office:value-type="float" office:value="13.08395775" calcext:value-type="float">
            <text:p>13.08395775</text:p>
          </table:table-cell>
          <table:table-cell table:style-name="ce5" office:value-type="float" office:value="7.785442" calcext:value-type="float">
            <text:p>7.785442</text:p>
          </table:table-cell>
          <table:table-cell table:style-name="ce9" office:value-type="float" office:value="7.869542" calcext:value-type="float">
            <text:p>7.869542</text:p>
          </table:table-cell>
          <table:table-cell table:style-name="ce9" office:value-type="float" office:value="7.997584" calcext:value-type="float">
            <text:p>7.997584</text:p>
          </table:table-cell>
          <table:table-cell table:style-name="ce13" office:value-type="float" office:value="8.417497" calcext:value-type="float">
            <text:p>8.417497</text:p>
          </table:table-cell>
          <table:table-cell table:style-name="ce28" table:formula="of:=AVERAGE([.L10];[.M10];[.N10];[.O10])" office:value-type="float" office:value="8.01751625" calcext:value-type="float">
            <text:p>8.01751625</text:p>
          </table:table-cell>
          <table:table-cell table:number-columns-repeated="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 office:value-type="float" office:value="30.568573" calcext:value-type="float">
            <text:p>30.568573</text:p>
          </table:table-cell>
          <table:table-cell table:style-name="ce10" office:value-type="float" office:value="30.571703" calcext:value-type="float">
            <text:p>30.571703</text:p>
          </table:table-cell>
          <table:table-cell table:style-name="ce10" office:value-type="float" office:value="30.571849" calcext:value-type="float">
            <text:p>30.571849</text:p>
          </table:table-cell>
          <table:table-cell table:style-name="ce14" office:value-type="float" office:value="30.723892" calcext:value-type="float">
            <text:p>30.723892</text:p>
          </table:table-cell>
          <table:table-cell table:style-name="ce16" table:formula="of:=AVERAGE([.B11];[.C11];[.D11];[.E11])" office:value-type="float" office:value="30.60900425" calcext:value-type="float">
            <text:p>30.609004</text:p>
          </table:table-cell>
          <table:table-cell table:style-name="ce6" office:value-type="float" office:value="18.607572" calcext:value-type="float">
            <text:p>18.607572</text:p>
          </table:table-cell>
          <table:table-cell table:style-name="ce10" office:value-type="float" office:value="18.633027" calcext:value-type="float">
            <text:p>18.633027</text:p>
          </table:table-cell>
          <table:table-cell table:style-name="ce10" office:value-type="float" office:value="18.920357" calcext:value-type="float">
            <text:p>18.920357</text:p>
          </table:table-cell>
          <table:table-cell table:style-name="ce14" office:value-type="float" office:value="19.078649" calcext:value-type="float">
            <text:p>19.078649</text:p>
          </table:table-cell>
          <table:table-cell table:style-name="ce29" table:formula="of:=AVERAGE([.G11];[.H11];[.I11];[.J11])" office:value-type="float" office:value="18.80990125" calcext:value-type="float">
            <text:p>18.80990125</text:p>
          </table:table-cell>
          <table:table-cell table:style-name="ce31" office:value-type="float" office:value="10.61954" calcext:value-type="float">
            <text:p>10.61954</text:p>
          </table:table-cell>
          <table:table-cell table:style-name="ce32" office:value-type="float" office:value="11.171584" calcext:value-type="float">
            <text:p>11.171584</text:p>
          </table:table-cell>
          <table:table-cell table:style-name="ce32" office:value-type="float" office:value="11.195574" calcext:value-type="float">
            <text:p>11.195574</text:p>
          </table:table-cell>
          <table:table-cell table:style-name="ce33" office:value-type="float" office:value="11.747387" calcext:value-type="float">
            <text:p>11.747387</text:p>
          </table:table-cell>
          <table:table-cell table:style-name="ce29" table:formula="of:=AVERAGE([.L11];[.M11];[.N11];[.O11])" office:value-type="float" office:value="11.18352125" calcext:value-type="float">
            <text:p>11.1835212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5"/>
          <table:table-cell table:number-columns-repeated="16"/>
        </table:table-row>
        <table:table-row table:style-name="ro1" table:number-rows-repeated="25">
          <table:table-cell table:number-columns-repeated="21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3" office:value-type="string" calcext:value-type="string" table:number-columns-spanned="4" table:number-rows-spanned="1">
            <text:p>PLOSS=60 adapt= 0 timeout = 5000</text:p>
          </table:table-cell>
          <table:covered-table-cell table:number-columns-repeated="3" table:style-name="ce2"/>
          <table:table-cell table:style-name="ce18" office:value-type="string" calcext:value-type="string">
            <text:p>Media</text:p>
          </table:table-cell>
          <table:table-cell table:style-name="ce26" office:value-type="string" calcext:value-type="string" table:number-columns-spanned="4" table:number-rows-spanned="1">
            <text:p>PLOSS=70 adapt= 0 timeout = 5000</text:p>
          </table:table-cell>
          <table:covered-table-cell table:number-columns-repeated="3" table:style-name="ce27"/>
          <table:table-cell table:style-name="ce18" office:value-type="string" calcext:value-type="string">
            <text:p>Media</text:p>
          </table:table-cell>
          <table:table-cell table:style-name="ce3" office:value-type="string" calcext:value-type="string" table:number-columns-spanned="4" table:number-rows-spanned="1">
            <text:p>PLOSS=75 adapt= 0 timeout = 5000</text:p>
          </table:table-cell>
          <table:covered-table-cell table:number-columns-repeated="3" table:style-name="ce2"/>
          <table:table-cell table:style-name="ce18" office:value-type="string" calcext:value-type="string">
            <text:p>Media</text:p>
          </table:table-cell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6.671175" calcext:value-type="float">
            <text:p>6.671175</text:p>
          </table:table-cell>
          <table:table-cell table:style-name="ce8" office:value-type="float" office:value="6.778421" calcext:value-type="float">
            <text:p>6.778421</text:p>
          </table:table-cell>
          <table:table-cell table:style-name="ce8" office:value-type="float" office:value="6.778434" calcext:value-type="float">
            <text:p>6.778434</text:p>
          </table:table-cell>
          <table:table-cell table:style-name="ce12" office:value-type="float" office:value="6.850245" calcext:value-type="float">
            <text:p>6.850245</text:p>
          </table:table-cell>
          <table:table-cell table:style-name="ce21" table:formula="of:=AVERAGE([.B39];[.C39];[.D39];[.E39])" office:value-type="float" office:value="6.76956875" calcext:value-type="float">
            <text:p>6.76956875</text:p>
          </table:table-cell>
          <table:table-cell table:style-name="ce4" office:value-type="float" office:value="11.383153" calcext:value-type="float">
            <text:p>11.383153</text:p>
          </table:table-cell>
          <table:table-cell table:style-name="ce8" office:value-type="float" office:value="11.577948" calcext:value-type="float">
            <text:p>11.577948</text:p>
          </table:table-cell>
          <table:table-cell table:style-name="ce8" office:value-type="float" office:value="12.046302" calcext:value-type="float">
            <text:p>12.046302</text:p>
          </table:table-cell>
          <table:table-cell table:style-name="ce12" office:value-type="float" office:value="12.371311" calcext:value-type="float">
            <text:p>12.371311</text:p>
          </table:table-cell>
          <table:table-cell table:style-name="ce21" table:formula="of:=AVERAGE([.G39];[.H39];[.I39];[.J39])" office:value-type="float" office:value="11.8446785" calcext:value-type="float">
            <text:p>11.8446785</text:p>
          </table:table-cell>
          <table:table-cell table:style-name="ce4" office:value-type="float" office:value="18.345923" calcext:value-type="float">
            <text:p>18.345923</text:p>
          </table:table-cell>
          <table:table-cell table:style-name="ce8" office:value-type="float" office:value="18.370025" calcext:value-type="float">
            <text:p>18.370025</text:p>
          </table:table-cell>
          <table:table-cell table:style-name="ce8" office:value-type="float" office:value="18.945965" calcext:value-type="float">
            <text:p>18.945965</text:p>
          </table:table-cell>
          <table:table-cell table:style-name="ce12" office:value-type="float" office:value="19.393894" calcext:value-type="float">
            <text:p>19.393894</text:p>
          </table:table-cell>
          <table:table-cell table:style-name="ce21" table:formula="of:=AVERAGE([.L39];[.M39];[.N39];[.O39])" office:value-type="float" office:value="18.76395175" calcext:value-type="float">
            <text:p>18.76395175</text:p>
          </table:table-cell>
          <table:table-cell table:number-columns-repeated="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4.25391" calcext:value-type="float">
            <text:p>4.253910</text:p>
          </table:table-cell>
          <table:table-cell table:style-name="ce9" office:value-type="float" office:value="4.253801" calcext:value-type="float">
            <text:p>4.253801</text:p>
          </table:table-cell>
          <table:table-cell table:style-name="ce9" office:value-type="float" office:value="4.366038" calcext:value-type="float">
            <text:p>4.366038</text:p>
          </table:table-cell>
          <table:table-cell table:style-name="ce13" office:value-type="float" office:value="4.513928" calcext:value-type="float">
            <text:p>4.513928</text:p>
          </table:table-cell>
          <table:table-cell table:style-name="ce22" table:formula="of:=AVERAGE([.B40];[.C40];[.D40];[.E40])" office:value-type="float" office:value="4.34691925" calcext:value-type="float">
            <text:p>4.34691925</text:p>
          </table:table-cell>
          <table:table-cell table:style-name="ce5" office:value-type="float" office:value="8.391181" calcext:value-type="float">
            <text:p>8.391181</text:p>
          </table:table-cell>
          <table:table-cell table:style-name="ce9" office:value-type="float" office:value="8.435146" calcext:value-type="float">
            <text:p>8.435146</text:p>
          </table:table-cell>
          <table:table-cell table:style-name="ce9" office:value-type="float" office:value="8.747244" calcext:value-type="float">
            <text:p>8.747244</text:p>
          </table:table-cell>
          <table:table-cell table:style-name="ce13" office:value-type="float" office:value="8.887324" calcext:value-type="float">
            <text:p>8.887324</text:p>
          </table:table-cell>
          <table:table-cell table:style-name="ce22" table:formula="of:=AVERAGE([.G40];[.H40];[.I40];[.J40])" office:value-type="float" office:value="8.61522375" calcext:value-type="float">
            <text:p>8.61522375</text:p>
          </table:table-cell>
          <table:table-cell table:style-name="ce5" office:value-type="float" office:value="11.186682" calcext:value-type="float">
            <text:p>11.186682</text:p>
          </table:table-cell>
          <table:table-cell table:style-name="ce9" office:value-type="float" office:value="11.770615" calcext:value-type="float">
            <text:p>11.770615</text:p>
          </table:table-cell>
          <table:table-cell table:style-name="ce9" office:value-type="float" office:value="11.834777" calcext:value-type="float">
            <text:p>11.834777</text:p>
          </table:table-cell>
          <table:table-cell table:style-name="ce13" office:value-type="float" office:value="11.950686" calcext:value-type="float">
            <text:p>11.950686</text:p>
          </table:table-cell>
          <table:table-cell table:style-name="ce34" table:formula="of:=AVERAGE([.L40];[.M40];[.N40];[.O40])" office:value-type="float" office:value="11.68569" calcext:value-type="float">
            <text:p>11.68569</text:p>
          </table:table-cell>
          <table:table-cell table:number-columns-repeated="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2.440659" calcext:value-type="float">
            <text:p>2.440659</text:p>
          </table:table-cell>
          <table:table-cell table:style-name="ce9" office:value-type="float" office:value="2.496981" calcext:value-type="float">
            <text:p>2.496981</text:p>
          </table:table-cell>
          <table:table-cell table:style-name="ce9" office:value-type="float" office:value="2.568058" calcext:value-type="float">
            <text:p>2.568058</text:p>
          </table:table-cell>
          <table:table-cell table:style-name="ce13" office:value-type="float" office:value="2.64498" calcext:value-type="float">
            <text:p>2.644980</text:p>
          </table:table-cell>
          <table:table-cell table:style-name="ce22" table:formula="of:=AVERAGE([.B41];[.C41];[.D41];[.E41])" office:value-type="float" office:value="2.5376695" calcext:value-type="float">
            <text:p>2.5376695</text:p>
          </table:table-cell>
          <table:table-cell table:style-name="ce5" office:value-type="float" office:value="4.023103" calcext:value-type="float">
            <text:p>4.023103</text:p>
          </table:table-cell>
          <table:table-cell table:style-name="ce9" office:value-type="float" office:value="4.563139" calcext:value-type="float">
            <text:p>4.563139</text:p>
          </table:table-cell>
          <table:table-cell table:style-name="ce9" office:value-type="float" office:value="4.719112" calcext:value-type="float">
            <text:p>4.719112</text:p>
          </table:table-cell>
          <table:table-cell table:style-name="ce13" office:value-type="float" office:value="4.819293" calcext:value-type="float">
            <text:p>4.819293</text:p>
          </table:table-cell>
          <table:table-cell table:style-name="ce22" table:formula="of:=AVERAGE([.G41];[.H41];[.I41];[.J41])" office:value-type="float" office:value="4.53116175" calcext:value-type="float">
            <text:p>4.53116175</text:p>
          </table:table-cell>
          <table:table-cell table:style-name="ce5" office:value-type="float" office:value="6.026452" calcext:value-type="float">
            <text:p>6.026452</text:p>
          </table:table-cell>
          <table:table-cell table:style-name="ce9" office:value-type="float" office:value="6.370519" calcext:value-type="float">
            <text:p>6.370519</text:p>
          </table:table-cell>
          <table:table-cell table:style-name="ce9" office:value-type="float" office:value="6.410615" calcext:value-type="float">
            <text:p>6.410615</text:p>
          </table:table-cell>
          <table:table-cell table:style-name="ce13" office:value-type="float" office:value="6.446576" calcext:value-type="float">
            <text:p>6.446576</text:p>
          </table:table-cell>
          <table:table-cell table:style-name="ce34" table:formula="of:=AVERAGE([.L41];[.M41];[.N41];[.O41])" office:value-type="float" office:value="6.3135405" calcext:value-type="float">
            <text:p>6.3135405</text:p>
          </table:table-cell>
          <table:table-cell table:number-columns-repeated="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float" office:value="1.365091" calcext:value-type="float">
            <text:p>1.365091</text:p>
          </table:table-cell>
          <table:table-cell table:style-name="ce9" office:value-type="float" office:value="1.4211" calcext:value-type="float">
            <text:p>1.421100</text:p>
          </table:table-cell>
          <table:table-cell table:style-name="ce9" office:value-type="float" office:value="1.4812" calcext:value-type="float">
            <text:p>1.481200</text:p>
          </table:table-cell>
          <table:table-cell table:style-name="ce13" office:value-type="float" office:value="1.629195" calcext:value-type="float">
            <text:p>1.629195</text:p>
          </table:table-cell>
          <table:table-cell table:style-name="ce22" table:formula="of:=AVERAGE([.B42];[.C42];[.D42];[.E42])" office:value-type="float" office:value="1.4741465" calcext:value-type="float">
            <text:p>1.4741465</text:p>
          </table:table-cell>
          <table:table-cell table:style-name="ce5" office:value-type="float" office:value="2.793252" calcext:value-type="float">
            <text:p>2.793252</text:p>
          </table:table-cell>
          <table:table-cell table:style-name="ce9" office:value-type="float" office:value="2.881028" calcext:value-type="float">
            <text:p>2.881028</text:p>
          </table:table-cell>
          <table:table-cell table:style-name="ce9" office:value-type="float" office:value="2.9412" calcext:value-type="float">
            <text:p>2.941200</text:p>
          </table:table-cell>
          <table:table-cell table:style-name="ce13" office:value-type="float" office:value="3.166579" calcext:value-type="float">
            <text:p>3.166579</text:p>
          </table:table-cell>
          <table:table-cell table:style-name="ce22" table:formula="of:=AVERAGE([.G42];[.H42];[.I42];[.J42])" office:value-type="float" office:value="2.94551475" calcext:value-type="float">
            <text:p>2.94551475</text:p>
          </table:table-cell>
          <table:table-cell table:style-name="ce5" office:value-type="float" office:value="3.749011" calcext:value-type="float">
            <text:p>3.749011</text:p>
          </table:table-cell>
          <table:table-cell table:style-name="ce9" office:value-type="float" office:value="3.864813" calcext:value-type="float">
            <text:p>3.864813</text:p>
          </table:table-cell>
          <table:table-cell table:style-name="ce9" office:value-type="float" office:value="3.912936" calcext:value-type="float">
            <text:p>3.912936</text:p>
          </table:table-cell>
          <table:table-cell table:style-name="ce13" office:value-type="float" office:value="4.096939" calcext:value-type="float">
            <text:p>4.096939</text:p>
          </table:table-cell>
          <table:table-cell table:style-name="ce34" table:formula="of:=AVERAGE([.L42];[.M42];[.N42];[.O42])" office:value-type="float" office:value="3.90592475" calcext:value-type="float">
            <text:p>3.90592475</text:p>
          </table:table-cell>
          <table:table-cell table:number-columns-repeated="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1.040577" calcext:value-type="float">
            <text:p>1.040577</text:p>
          </table:table-cell>
          <table:table-cell table:style-name="ce9" office:value-type="float" office:value="1.072647" calcext:value-type="float">
            <text:p>1.072647</text:p>
          </table:table-cell>
          <table:table-cell table:style-name="ce9" office:value-type="float" office:value="1.140599" calcext:value-type="float">
            <text:p>1.140599</text:p>
          </table:table-cell>
          <table:table-cell table:style-name="ce13" office:value-type="float" office:value="1.196473" calcext:value-type="float">
            <text:p>1.196473</text:p>
          </table:table-cell>
          <table:table-cell table:style-name="ce22" table:formula="of:=AVERAGE([.B43];[.C43];[.D43];[.E43])" office:value-type="float" office:value="1.112574" calcext:value-type="float">
            <text:p>1.112574</text:p>
          </table:table-cell>
          <table:table-cell table:style-name="ce5" office:value-type="float" office:value="1.739492" calcext:value-type="float">
            <text:p>1.739492</text:p>
          </table:table-cell>
          <table:table-cell table:style-name="ce9" office:value-type="float" office:value="1.743373" calcext:value-type="float">
            <text:p>1.743373</text:p>
          </table:table-cell>
          <table:table-cell table:style-name="ce9" office:value-type="float" office:value="2.035397" calcext:value-type="float">
            <text:p>2.035397</text:p>
          </table:table-cell>
          <table:table-cell table:style-name="ce13" office:value-type="float" office:value="2.251549" calcext:value-type="float">
            <text:p>2.251549</text:p>
          </table:table-cell>
          <table:table-cell table:style-name="ce22" table:formula="of:=AVERAGE([.G43];[.H43];[.I43];[.J43])" office:value-type="float" office:value="1.94245275" calcext:value-type="float">
            <text:p>1.94245275</text:p>
          </table:table-cell>
          <table:table-cell table:style-name="ce5" office:value-type="float" office:value="2.296751" calcext:value-type="float">
            <text:p>2.296751</text:p>
          </table:table-cell>
          <table:table-cell table:style-name="ce9" office:value-type="float" office:value="2.360626" calcext:value-type="float">
            <text:p>2.360626</text:p>
          </table:table-cell>
          <table:table-cell table:style-name="ce9" office:value-type="float" office:value="2.508632" calcext:value-type="float">
            <text:p>2.508632</text:p>
          </table:table-cell>
          <table:table-cell table:style-name="ce13" office:value-type="float" office:value="2.512744" calcext:value-type="float">
            <text:p>2.512744</text:p>
          </table:table-cell>
          <table:table-cell table:style-name="ce34" table:formula="of:=AVERAGE([.L43];[.M43];[.N43];[.O43])" office:value-type="float" office:value="2.41968825" calcext:value-type="float">
            <text:p>2.41968825</text:p>
          </table:table-cell>
          <table:table-cell table:number-columns-repeated="5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6" office:value-type="float" office:value="0.570872" calcext:value-type="float">
            <text:p>0.570872</text:p>
          </table:table-cell>
          <table:table-cell table:style-name="ce10" office:value-type="float" office:value="0.596112" calcext:value-type="float">
            <text:p>0.596112</text:p>
          </table:table-cell>
          <table:table-cell table:style-name="ce10" office:value-type="float" office:value="0.621551" calcext:value-type="float">
            <text:p>0.621551</text:p>
          </table:table-cell>
          <table:table-cell table:style-name="ce16" office:value-type="float" office:value="0.760085" calcext:value-type="float">
            <text:p>0.760085</text:p>
          </table:table-cell>
          <table:table-cell table:style-name="ce23" table:formula="of:=AVERAGE([.B44];[.C44];[.D44];[.E44])" office:value-type="float" office:value="0.637155" calcext:value-type="float">
            <text:p>0.637155</text:p>
          </table:table-cell>
          <table:table-cell table:style-name="ce6" office:value-type="float" office:value="0.856471" calcext:value-type="float">
            <text:p>0.856471</text:p>
          </table:table-cell>
          <table:table-cell table:style-name="ce10" office:value-type="float" office:value="0.904422" calcext:value-type="float">
            <text:p>0.904422</text:p>
          </table:table-cell>
          <table:table-cell table:style-name="ce10" office:value-type="float" office:value="0.988333" calcext:value-type="float">
            <text:p>0.988333</text:p>
          </table:table-cell>
          <table:table-cell table:style-name="ce16" office:value-type="float" office:value="1.008362" calcext:value-type="float">
            <text:p>1.008362</text:p>
          </table:table-cell>
          <table:table-cell table:style-name="ce23" table:formula="of:=AVERAGE([.G44];[.H44];[.I44];[.J44])" office:value-type="float" office:value="0.939397" calcext:value-type="float">
            <text:p>0.939397</text:p>
          </table:table-cell>
          <table:table-cell table:style-name="ce6" office:value-type="float" office:value="1.636349" calcext:value-type="float">
            <text:p>1.636349</text:p>
          </table:table-cell>
          <table:table-cell table:style-name="ce10" office:value-type="float" office:value="1.712437" calcext:value-type="float">
            <text:p>1.712437</text:p>
          </table:table-cell>
          <table:table-cell table:style-name="ce10" office:value-type="float" office:value="1.724268" calcext:value-type="float">
            <text:p>1.724268</text:p>
          </table:table-cell>
          <table:table-cell table:style-name="ce16" office:value-type="float" office:value="1.784448" calcext:value-type="float">
            <text:p>1.784448</text:p>
          </table:table-cell>
          <table:table-cell table:style-name="ce35" table:formula="of:=AVERAGE([.L44];[.M44];[.N44];[.O44])" office:value-type="float" office:value="1.7143755" calcext:value-type="float">
            <text:p>1.7143755</text:p>
          </table:table-cell>
          <table:table-cell table:number-columns-repeated="5"/>
        </table:table-row>
        <table:table-row table:style-name="ro1" table:number-rows-repeated="4">
          <table:table-cell table:style-name="ce2"/>
          <table:table-cell table:number-columns-repeated="20"/>
        </table:table-row>
        <table:table-row table:style-name="ro1" table:number-rows-repeated="28">
          <table:table-cell table:number-columns-repeated="21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W = 10; adapt = 1; <text:s/>timeout = 5000</text:p>
          </table:table-cell>
          <table:covered-table-cell table:number-columns-repeated="3" table:style-name="ce2"/>
          <table:table-cell table:style-name="ce18" office:value-type="string" calcext:value-type="string">
            <text:p>Media</text:p>
          </table:table-cell>
          <table:table-cell table:style-name="ce26" office:value-type="string" calcext:value-type="string" table:number-columns-spanned="4" table:number-rows-spanned="1">
            <text:p>W=10 adapt= 0 timeout = 5000</text:p>
          </table:table-cell>
          <table:covered-table-cell table:number-columns-repeated="3" table:style-name="ce27"/>
          <table:table-cell table:style-name="ce18" office:value-type="string" calcext:value-type="string">
            <text:p>Media</text:p>
          </table:table-cell>
          <table:table-cell table:style-name="ce3" office:value-type="string" calcext:value-type="string" table:number-columns-spanned="4" table:number-rows-spanned="1">
            <text:p>W=10 adapt= 0 timeout = 3000</text:p>
          </table:table-cell>
          <table:covered-table-cell table:number-columns-repeated="3" table:style-name="ce2"/>
          <table:table-cell table:style-name="ce18" office:value-type="string" calcext:value-type="string">
            <text:p>Media</text:p>
          </table:table-cell>
          <table:table-cell table:style-name="ce3" office:value-type="string" calcext:value-type="string" table:number-columns-spanned="4" table:number-rows-spanned="1">
            <text:p>W=10 adapt= 0 timeout = 8000</text:p>
          </table:table-cell>
          <table:covered-table-cell table:number-columns-repeated="3" table:style-name="ce2"/>
          <table:table-cell table:style-name="ce18" office:value-type="string" calcext:value-type="string">
            <text:p>Media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.025469" calcext:value-type="float">
            <text:p>0.025469</text:p>
          </table:table-cell>
          <table:table-cell table:style-name="ce8" office:value-type="float" office:value="0.027464" calcext:value-type="float">
            <text:p>0.027464</text:p>
          </table:table-cell>
          <table:table-cell table:style-name="ce8" office:value-type="float" office:value="0.029" calcext:value-type="float">
            <text:p>0.029000</text:p>
          </table:table-cell>
          <table:table-cell table:style-name="ce12" office:value-type="float" office:value="0.030566" calcext:value-type="float">
            <text:p>0.030566</text:p>
          </table:table-cell>
          <table:table-cell table:style-name="ce19" table:formula="of:=AVERAGE([.B78];[.C78];[.D78];[.E78])" office:value-type="float" office:value="0.02812475" calcext:value-type="float">
            <text:p>0.02812475</text:p>
          </table:table-cell>
          <table:table-cell table:style-name="ce4" office:value-type="float" office:value="0.024972" calcext:value-type="float">
            <text:p>0.024972</text:p>
          </table:table-cell>
          <table:table-cell table:style-name="ce8" office:value-type="float" office:value="0.02569" calcext:value-type="float">
            <text:p>0.025690</text:p>
          </table:table-cell>
          <table:table-cell table:style-name="ce8" office:value-type="float" office:value="0.026864" calcext:value-type="float">
            <text:p>0.026864</text:p>
          </table:table-cell>
          <table:table-cell table:style-name="ce12" office:value-type="float" office:value="0.028081" calcext:value-type="float">
            <text:p>0.028081</text:p>
          </table:table-cell>
          <table:table-cell table:style-name="ce19" table:formula="of:=AVERAGE([.G78];[.H78];[.I78];[.J78])" office:value-type="float" office:value="0.02640175" calcext:value-type="float">
            <text:p>0.02640175</text:p>
          </table:table-cell>
          <table:table-cell table:style-name="ce4" office:value-type="float" office:value="0.027104" calcext:value-type="float">
            <text:p>0.027104</text:p>
          </table:table-cell>
          <table:table-cell table:style-name="ce8" office:value-type="float" office:value="0.027637" calcext:value-type="float">
            <text:p>0.027637</text:p>
          </table:table-cell>
          <table:table-cell table:style-name="ce8" office:value-type="float" office:value="0.028465" calcext:value-type="float">
            <text:p>0.028465</text:p>
          </table:table-cell>
          <table:table-cell table:style-name="ce12" office:value-type="float" office:value="0.028414" calcext:value-type="float">
            <text:p>0.028414</text:p>
          </table:table-cell>
          <table:table-cell table:style-name="ce19" table:formula="of:=AVERAGE([.L78];[.M78];[.N78];[.O78])" office:value-type="float" office:value="0.027905" calcext:value-type="float">
            <text:p>0.027905</text:p>
          </table:table-cell>
          <table:table-cell table:style-name="ce4" office:value-type="float" office:value="0.025419" calcext:value-type="float">
            <text:p>0.025419</text:p>
          </table:table-cell>
          <table:table-cell table:style-name="ce8" office:value-type="float" office:value="0.025961" calcext:value-type="float">
            <text:p>0.025961</text:p>
          </table:table-cell>
          <table:table-cell table:style-name="ce8" office:value-type="float" office:value="0.026381" calcext:value-type="float">
            <text:p>0.026381</text:p>
          </table:table-cell>
          <table:table-cell table:style-name="ce12" office:value-type="float" office:value="0.029792" calcext:value-type="float">
            <text:p>0.029792</text:p>
          </table:table-cell>
          <table:table-cell table:style-name="ce19" table:formula="of:=AVERAGE([.Q78];[.R78];[.S78];[.T78])" office:value-type="float" office:value="0.02688825" calcext:value-type="float">
            <text:p>0.0268882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0.036935" calcext:value-type="float">
            <text:p>0.036935</text:p>
          </table:table-cell>
          <table:table-cell table:style-name="ce9" office:value-type="float" office:value="0.039627" calcext:value-type="float">
            <text:p>0.039627</text:p>
          </table:table-cell>
          <table:table-cell table:style-name="ce9" office:value-type="float" office:value="0.039849" calcext:value-type="float">
            <text:p>0.039849</text:p>
          </table:table-cell>
          <table:table-cell table:style-name="ce13" office:value-type="float" office:value="0.041291" calcext:value-type="float">
            <text:p>0.041291</text:p>
          </table:table-cell>
          <table:table-cell table:style-name="ce20" table:formula="of:=AVERAGE([.B79];[.C79];[.D79];[.E79])" office:value-type="float" office:value="0.0394255" calcext:value-type="float">
            <text:p>0.039426</text:p>
          </table:table-cell>
          <table:table-cell table:style-name="ce5" office:value-type="float" office:value="0.285916" calcext:value-type="float">
            <text:p>0.285916</text:p>
          </table:table-cell>
          <table:table-cell table:style-name="ce9" office:value-type="float" office:value="0.29104" calcext:value-type="float">
            <text:p>0.291040</text:p>
          </table:table-cell>
          <table:table-cell table:style-name="ce9" office:value-type="float" office:value="0.295837" calcext:value-type="float">
            <text:p>0.295837</text:p>
          </table:table-cell>
          <table:table-cell table:style-name="ce13" office:value-type="float" office:value="0.296135" calcext:value-type="float">
            <text:p>0.296135</text:p>
          </table:table-cell>
          <table:table-cell table:style-name="ce28" table:formula="of:=AVERAGE([.G79];[.H79];[.I79];[.J79])" office:value-type="float" office:value="0.292232" calcext:value-type="float">
            <text:p>0.292232</text:p>
          </table:table-cell>
          <table:table-cell table:style-name="ce5" office:value-type="float" office:value="0.166161" calcext:value-type="float">
            <text:p>0.166161</text:p>
          </table:table-cell>
          <table:table-cell table:style-name="ce9" office:value-type="float" office:value="0.166906" calcext:value-type="float">
            <text:p>0.166906</text:p>
          </table:table-cell>
          <table:table-cell table:style-name="ce9" office:value-type="float" office:value="0.171769" calcext:value-type="float">
            <text:p>0.171769</text:p>
          </table:table-cell>
          <table:table-cell table:style-name="ce13" office:value-type="float" office:value="0.176698" calcext:value-type="float">
            <text:p>0.176698</text:p>
          </table:table-cell>
          <table:table-cell table:style-name="ce28" table:formula="of:=AVERAGE([.L79];[.M79];[.N79];[.O79])" office:value-type="float" office:value="0.1703835" calcext:value-type="float">
            <text:p>0.1703835</text:p>
          </table:table-cell>
          <table:table-cell table:style-name="ce5" office:value-type="float" office:value="0.457504" calcext:value-type="float">
            <text:p>0.457504</text:p>
          </table:table-cell>
          <table:table-cell table:style-name="ce9" office:value-type="float" office:value="0.45783" calcext:value-type="float">
            <text:p>0.457830</text:p>
          </table:table-cell>
          <table:table-cell table:style-name="ce9" office:value-type="float" office:value="0.458068" calcext:value-type="float">
            <text:p>0.458068</text:p>
          </table:table-cell>
          <table:table-cell table:style-name="ce13" office:value-type="float" office:value="0.465474" calcext:value-type="float">
            <text:p>0.465474</text:p>
          </table:table-cell>
          <table:table-cell table:style-name="ce28" table:formula="of:=AVERAGE([.Q79];[.R79];[.S79];[.T79])" office:value-type="float" office:value="0.459719" calcext:value-type="float">
            <text:p>0.45971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0.083389" calcext:value-type="float">
            <text:p>0.083389</text:p>
          </table:table-cell>
          <table:table-cell table:style-name="ce9" office:value-type="float" office:value="0.087728" calcext:value-type="float">
            <text:p>0.087728</text:p>
          </table:table-cell>
          <table:table-cell table:style-name="ce9" office:value-type="float" office:value="0.088665" calcext:value-type="float">
            <text:p>0.088665</text:p>
          </table:table-cell>
          <table:table-cell table:style-name="ce13" office:value-type="float" office:value="0.093647" calcext:value-type="float">
            <text:p>0.093647</text:p>
          </table:table-cell>
          <table:table-cell table:style-name="ce20" table:formula="of:=AVERAGE([.B80];[.C80];[.D80];[.E80])" office:value-type="float" office:value="0.08835725" calcext:value-type="float">
            <text:p>0.088357</text:p>
          </table:table-cell>
          <table:table-cell table:style-name="ce5" office:value-type="float" office:value="0.579603" calcext:value-type="float">
            <text:p>0.579603</text:p>
          </table:table-cell>
          <table:table-cell table:style-name="ce9" office:value-type="float" office:value="0.588595" calcext:value-type="float">
            <text:p>0.588595</text:p>
          </table:table-cell>
          <table:table-cell table:style-name="ce9" office:value-type="float" office:value="0.591483" calcext:value-type="float">
            <text:p>0.591483</text:p>
          </table:table-cell>
          <table:table-cell table:style-name="ce13" office:value-type="float" office:value="0.591371" calcext:value-type="float">
            <text:p>0.591371</text:p>
          </table:table-cell>
          <table:table-cell table:style-name="ce28" table:formula="of:=AVERAGE([.G80];[.H80];[.I80];[.J80])" office:value-type="float" office:value="0.587763" calcext:value-type="float">
            <text:p>0.587763</text:p>
          </table:table-cell>
          <table:table-cell table:style-name="ce5" office:value-type="float" office:value="0.324903" calcext:value-type="float">
            <text:p>0.324903</text:p>
          </table:table-cell>
          <table:table-cell table:style-name="ce9" office:value-type="float" office:value="0.32505" calcext:value-type="float">
            <text:p>0.325050</text:p>
          </table:table-cell>
          <table:table-cell table:style-name="ce9" office:value-type="float" office:value="0.328448" calcext:value-type="float">
            <text:p>0.328448</text:p>
          </table:table-cell>
          <table:table-cell table:style-name="ce13" office:value-type="float" office:value="0.33349" calcext:value-type="float">
            <text:p>0.333490</text:p>
          </table:table-cell>
          <table:table-cell table:style-name="ce28" table:formula="of:=AVERAGE([.L80];[.M80];[.N80];[.O80])" office:value-type="float" office:value="0.32797275" calcext:value-type="float">
            <text:p>0.32797275</text:p>
          </table:table-cell>
          <table:table-cell table:style-name="ce5" office:value-type="float" office:value="0.788758" calcext:value-type="float">
            <text:p>0.788758</text:p>
          </table:table-cell>
          <table:table-cell table:style-name="ce9" office:value-type="float" office:value="0.796855" calcext:value-type="float">
            <text:p>0.796855</text:p>
          </table:table-cell>
          <table:table-cell table:style-name="ce9" office:value-type="float" office:value="0.804946" calcext:value-type="float">
            <text:p>0.804946</text:p>
          </table:table-cell>
          <table:table-cell table:style-name="ce13" office:value-type="float" office:value="0.805777" calcext:value-type="float">
            <text:p>0.805777</text:p>
          </table:table-cell>
          <table:table-cell table:style-name="ce28" table:formula="of:=AVERAGE([.Q80];[.R80];[.S80];[.T80])" office:value-type="float" office:value="0.799084" calcext:value-type="float">
            <text:p>0.799084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138866" calcext:value-type="float">
            <text:p>0.138866</text:p>
          </table:table-cell>
          <table:table-cell table:style-name="ce9" office:value-type="float" office:value="0.141051" calcext:value-type="float">
            <text:p>0.141051</text:p>
          </table:table-cell>
          <table:table-cell table:style-name="ce9" office:value-type="float" office:value="0.142047" calcext:value-type="float">
            <text:p>0.142047</text:p>
          </table:table-cell>
          <table:table-cell table:style-name="ce13" office:value-type="float" office:value="0.149479" calcext:value-type="float">
            <text:p>0.149479</text:p>
          </table:table-cell>
          <table:table-cell table:style-name="ce20" table:formula="of:=AVERAGE([.B81];[.C81];[.D81];[.E81])" office:value-type="float" office:value="0.14286075" calcext:value-type="float">
            <text:p>0.142861</text:p>
          </table:table-cell>
          <table:table-cell table:style-name="ce5" office:value-type="float" office:value="0.96502" calcext:value-type="float">
            <text:p>0.965020</text:p>
          </table:table-cell>
          <table:table-cell table:style-name="ce9" office:value-type="float" office:value="0.980549" calcext:value-type="float">
            <text:p>0.980549</text:p>
          </table:table-cell>
          <table:table-cell table:style-name="ce9" office:value-type="float" office:value="1.016796" calcext:value-type="float">
            <text:p>1.016796</text:p>
          </table:table-cell>
          <table:table-cell table:style-name="ce13" office:value-type="float" office:value="1.043959" calcext:value-type="float">
            <text:p>1.043959</text:p>
          </table:table-cell>
          <table:table-cell table:style-name="ce28" table:formula="of:=AVERAGE([.G81];[.H81];[.I81];[.J81])" office:value-type="float" office:value="1.001581" calcext:value-type="float">
            <text:p>1.001581</text:p>
          </table:table-cell>
          <table:table-cell table:style-name="ce5" office:value-type="float" office:value="0.616426" calcext:value-type="float">
            <text:p>0.616426</text:p>
          </table:table-cell>
          <table:table-cell table:style-name="ce9" office:value-type="float" office:value="0.624584" calcext:value-type="float">
            <text:p>0.624584</text:p>
          </table:table-cell>
          <table:table-cell table:style-name="ce9" office:value-type="float" office:value="0.628674" calcext:value-type="float">
            <text:p>0.628674</text:p>
          </table:table-cell>
          <table:table-cell table:style-name="ce13" office:value-type="float" office:value="0.628574" calcext:value-type="float">
            <text:p>0.628574</text:p>
          </table:table-cell>
          <table:table-cell table:style-name="ce28" table:formula="of:=AVERAGE([.L81];[.M81];[.N81];[.O81])" office:value-type="float" office:value="0.6245645" calcext:value-type="float">
            <text:p>0.6245645</text:p>
          </table:table-cell>
          <table:table-cell table:style-name="ce5" office:value-type="float" office:value="1.518173" calcext:value-type="float">
            <text:p>1.518173</text:p>
          </table:table-cell>
          <table:table-cell table:style-name="ce9" office:value-type="float" office:value="1.518147" calcext:value-type="float">
            <text:p>1.518147</text:p>
          </table:table-cell>
          <table:table-cell table:style-name="ce9" office:value-type="float" office:value="1.534262" calcext:value-type="float">
            <text:p>1.534262</text:p>
          </table:table-cell>
          <table:table-cell table:style-name="ce13" office:value-type="float" office:value="1.599727" calcext:value-type="float">
            <text:p>1.599727</text:p>
          </table:table-cell>
          <table:table-cell table:style-name="ce28" table:formula="of:=AVERAGE([.Q81];[.R81];[.S81];[.T81])" office:value-type="float" office:value="1.54257725" calcext:value-type="float">
            <text:p>1.5425772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float" office:value="0.216461" calcext:value-type="float">
            <text:p>0.216461</text:p>
          </table:table-cell>
          <table:table-cell table:style-name="ce9" office:value-type="float" office:value="0.223763" calcext:value-type="float">
            <text:p>0.223763</text:p>
          </table:table-cell>
          <table:table-cell table:style-name="ce9" office:value-type="float" office:value="0.226083" calcext:value-type="float">
            <text:p>0.226083</text:p>
          </table:table-cell>
          <table:table-cell table:style-name="ce13" office:value-type="float" office:value="0.237606" calcext:value-type="float">
            <text:p>0.237606</text:p>
          </table:table-cell>
          <table:table-cell table:style-name="ce20" table:formula="of:=AVERAGE([.B82];[.C82];[.D82];[.E82])" office:value-type="float" office:value="0.22597825" calcext:value-type="float">
            <text:p>0.225978</text:p>
          </table:table-cell>
          <table:table-cell table:style-name="ce5" office:value-type="float" office:value="1.555455" calcext:value-type="float">
            <text:p>1.555455</text:p>
          </table:table-cell>
          <table:table-cell table:style-name="ce9" office:value-type="float" office:value="1.576062" calcext:value-type="float">
            <text:p>1.576062</text:p>
          </table:table-cell>
          <table:table-cell table:style-name="ce9" office:value-type="float" office:value="1.63791" calcext:value-type="float">
            <text:p>1.637910</text:p>
          </table:table-cell>
          <table:table-cell table:style-name="ce13" office:value-type="float" office:value="1.643053" calcext:value-type="float">
            <text:p>1.643053</text:p>
          </table:table-cell>
          <table:table-cell table:style-name="ce28" table:formula="of:=AVERAGE([.G82];[.H82];[.I82];[.J82])" office:value-type="float" office:value="1.60312" calcext:value-type="float">
            <text:p>1.60312</text:p>
          </table:table-cell>
          <table:table-cell table:style-name="ce5" office:value-type="float" office:value="0.986495" calcext:value-type="float">
            <text:p>0.986495</text:p>
          </table:table-cell>
          <table:table-cell table:style-name="ce9" office:value-type="float" office:value="0.989334" calcext:value-type="float">
            <text:p>0.989334</text:p>
          </table:table-cell>
          <table:table-cell table:style-name="ce9" office:value-type="float" office:value="1.011341" calcext:value-type="float">
            <text:p>1.011341</text:p>
          </table:table-cell>
          <table:table-cell table:style-name="ce13" office:value-type="float" office:value="1.017823" calcext:value-type="float">
            <text:p>1.017823</text:p>
          </table:table-cell>
          <table:table-cell table:style-name="ce28" table:formula="of:=AVERAGE([.L82];[.M82];[.N82];[.O82])" office:value-type="float" office:value="1.00124825" calcext:value-type="float">
            <text:p>1.00124825</text:p>
          </table:table-cell>
          <table:table-cell table:style-name="ce5" office:value-type="float" office:value="2.420096" calcext:value-type="float">
            <text:p>2.420096</text:p>
          </table:table-cell>
          <table:table-cell table:style-name="ce9" office:value-type="float" office:value="2.452133" calcext:value-type="float">
            <text:p>2.452133</text:p>
          </table:table-cell>
          <table:table-cell table:style-name="ce9" office:value-type="float" office:value="2.576023" calcext:value-type="float">
            <text:p>2.576023</text:p>
          </table:table-cell>
          <table:table-cell table:style-name="ce13" office:value-type="float" office:value="2.648206" calcext:value-type="float">
            <text:p>2.648206</text:p>
          </table:table-cell>
          <table:table-cell table:style-name="ce28" table:formula="of:=AVERAGE([.Q82];[.R82];[.S82];[.T82])" office:value-type="float" office:value="2.5241145" calcext:value-type="float">
            <text:p>2.524114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float" office:value="1.982783" calcext:value-type="float">
            <text:p>1.982783</text:p>
          </table:table-cell>
          <table:table-cell table:style-name="ce9" office:value-type="float" office:value="1.998568" calcext:value-type="float">
            <text:p>1.998568</text:p>
          </table:table-cell>
          <table:table-cell table:style-name="ce9" office:value-type="float" office:value="2.042817" calcext:value-type="float">
            <text:p>2.042817</text:p>
          </table:table-cell>
          <table:table-cell table:style-name="ce13" office:value-type="float" office:value="2.082672" calcext:value-type="float">
            <text:p>2.082672</text:p>
          </table:table-cell>
          <table:table-cell table:style-name="ce24" table:formula="of:=AVERAGE([.B83];[.C83];[.D83];[.E83])" office:value-type="float" office:value="2.02671" calcext:value-type="float">
            <text:p>2.026710</text:p>
          </table:table-cell>
          <table:table-cell table:style-name="ce5" office:value-type="float" office:value="2.021507" calcext:value-type="float">
            <text:p>2.021507</text:p>
          </table:table-cell>
          <table:table-cell table:style-name="ce9" office:value-type="float" office:value="2.042081" calcext:value-type="float">
            <text:p>2.042081</text:p>
          </table:table-cell>
          <table:table-cell table:style-name="ce9" office:value-type="float" office:value="2.04744" calcext:value-type="float">
            <text:p>2.047440</text:p>
          </table:table-cell>
          <table:table-cell table:style-name="ce13" office:value-type="float" office:value="2.047912" calcext:value-type="float">
            <text:p>2.047912</text:p>
          </table:table-cell>
          <table:table-cell table:style-name="ce28" table:formula="of:=AVERAGE([.G83];[.H83];[.I83];[.J83])" office:value-type="float" office:value="2.039735" calcext:value-type="float">
            <text:p>2.039735</text:p>
          </table:table-cell>
          <table:table-cell table:style-name="ce5" office:value-type="float" office:value="1.210349" calcext:value-type="float">
            <text:p>1.210349</text:p>
          </table:table-cell>
          <table:table-cell table:style-name="ce9" office:value-type="float" office:value="1.2382" calcext:value-type="float">
            <text:p>1.238200</text:p>
          </table:table-cell>
          <table:table-cell table:style-name="ce9" office:value-type="float" office:value="1.258031" calcext:value-type="float">
            <text:p>1.258031</text:p>
          </table:table-cell>
          <table:table-cell table:style-name="ce13" office:value-type="float" office:value="1.284557" calcext:value-type="float">
            <text:p>1.284557</text:p>
          </table:table-cell>
          <table:table-cell table:style-name="ce28" table:formula="of:=AVERAGE([.L83];[.M83];[.N83];[.O83])" office:value-type="float" office:value="1.24778425" calcext:value-type="float">
            <text:p>1.24778425</text:p>
          </table:table-cell>
          <table:table-cell table:style-name="ce5" office:value-type="float" office:value="3.120176" calcext:value-type="float">
            <text:p>3.120176</text:p>
          </table:table-cell>
          <table:table-cell table:style-name="ce9" office:value-type="float" office:value="3.160711" calcext:value-type="float">
            <text:p>3.160711</text:p>
          </table:table-cell>
          <table:table-cell table:style-name="ce9" office:value-type="float" office:value="3.242114" calcext:value-type="float">
            <text:p>3.242114</text:p>
          </table:table-cell>
          <table:table-cell table:style-name="ce13" office:value-type="float" office:value="3.298751" calcext:value-type="float">
            <text:p>3.298751</text:p>
          </table:table-cell>
          <table:table-cell table:style-name="ce28" table:formula="of:=AVERAGE([.Q83];[.R83];[.S83];[.T83])" office:value-type="float" office:value="3.205438" calcext:value-type="float">
            <text:p>3.205438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10.847814" calcext:value-type="float">
            <text:p>10.847814</text:p>
          </table:table-cell>
          <table:table-cell table:style-name="ce9" office:value-type="float" office:value="10.959661" calcext:value-type="float">
            <text:p>10.959661</text:p>
          </table:table-cell>
          <table:table-cell table:style-name="ce9" office:value-type="float" office:value="11.015736" calcext:value-type="float">
            <text:p>11.015736</text:p>
          </table:table-cell>
          <table:table-cell table:style-name="ce13" office:value-type="float" office:value="11.507792" calcext:value-type="float">
            <text:p>11.507792</text:p>
          </table:table-cell>
          <table:table-cell table:style-name="ce20" table:formula="of:=AVERAGE([.B84];[.C84];[.D84];[.E84])" office:value-type="float" office:value="11.08275075" calcext:value-type="float">
            <text:p>11.082751</text:p>
          </table:table-cell>
          <table:table-cell table:style-name="ce5" office:value-type="float" office:value="2.303945" calcext:value-type="float">
            <text:p>2.303945</text:p>
          </table:table-cell>
          <table:table-cell table:style-name="ce9" office:value-type="float" office:value="2.370466" calcext:value-type="float">
            <text:p>2.370466</text:p>
          </table:table-cell>
          <table:table-cell table:style-name="ce9" office:value-type="float" office:value="2.391168" calcext:value-type="float">
            <text:p>2.391168</text:p>
          </table:table-cell>
          <table:table-cell table:style-name="ce13" office:value-type="float" office:value="2.402023" calcext:value-type="float">
            <text:p>2.402023</text:p>
          </table:table-cell>
          <table:table-cell table:style-name="ce28" table:formula="of:=AVERAGE([.G84];[.H84];[.I84];[.J84])" office:value-type="float" office:value="2.3669005" calcext:value-type="float">
            <text:p>2.3669005</text:p>
          </table:table-cell>
          <table:table-cell table:style-name="ce5" office:value-type="float" office:value="1.605174" calcext:value-type="float">
            <text:p>1.605174</text:p>
          </table:table-cell>
          <table:table-cell table:style-name="ce9" office:value-type="float" office:value="1.610833" calcext:value-type="float">
            <text:p>1.610833</text:p>
          </table:table-cell>
          <table:table-cell table:style-name="ce9" office:value-type="float" office:value="1.672131" calcext:value-type="float">
            <text:p>1.672131</text:p>
          </table:table-cell>
          <table:table-cell table:style-name="ce13" office:value-type="float" office:value="1.681433" calcext:value-type="float">
            <text:p>1.681433</text:p>
          </table:table-cell>
          <table:table-cell table:style-name="ce28" table:formula="of:=AVERAGE([.L84];[.M84];[.N84];[.O84])" office:value-type="float" office:value="1.64239275" calcext:value-type="float">
            <text:p>1.64239275</text:p>
          </table:table-cell>
          <table:table-cell table:style-name="ce5" office:value-type="float" office:value="3.640348" calcext:value-type="float">
            <text:p>3.640348</text:p>
          </table:table-cell>
          <table:table-cell table:style-name="ce9" office:value-type="float" office:value="3.665351" calcext:value-type="float">
            <text:p>3.665351</text:p>
          </table:table-cell>
          <table:table-cell table:style-name="ce9" office:value-type="float" office:value="3.672708" calcext:value-type="float">
            <text:p>3.672708</text:p>
          </table:table-cell>
          <table:table-cell table:style-name="ce13" office:value-type="float" office:value="3.761906" calcext:value-type="float">
            <text:p>3.761906</text:p>
          </table:table-cell>
          <table:table-cell table:style-name="ce28" table:formula="of:=AVERAGE([.Q84];[.R84];[.S84];[.T84])" office:value-type="float" office:value="3.68507825" calcext:value-type="float">
            <text:p>3.6850782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23.190773" calcext:value-type="float">
            <text:p>23.190773</text:p>
          </table:table-cell>
          <table:table-cell table:style-name="ce9" office:value-type="float" office:value="23.406781" calcext:value-type="float">
            <text:p>23.406781</text:p>
          </table:table-cell>
          <table:table-cell table:style-name="ce9" office:value-type="float" office:value="24.322637" calcext:value-type="float">
            <text:p>24.322637</text:p>
          </table:table-cell>
          <table:table-cell table:style-name="ce13" office:value-type="float" office:value="24.650642" calcext:value-type="float">
            <text:p>24.650642</text:p>
          </table:table-cell>
          <table:table-cell table:style-name="ce20" table:formula="of:=AVERAGE([.B85];[.C85];[.D85];[.E85])" office:value-type="float" office:value="23.89270825" calcext:value-type="float">
            <text:p>23.892708</text:p>
          </table:table-cell>
          <table:table-cell table:style-name="ce5" office:value-type="float" office:value="3.830703" calcext:value-type="float">
            <text:p>3.830703</text:p>
          </table:table-cell>
          <table:table-cell table:style-name="ce9" office:value-type="float" office:value="3.871528" calcext:value-type="float">
            <text:p>3.871528</text:p>
          </table:table-cell>
          <table:table-cell table:style-name="ce9" office:value-type="float" office:value="3.871821" calcext:value-type="float">
            <text:p>3.871821</text:p>
          </table:table-cell>
          <table:table-cell table:style-name="ce13" office:value-type="float" office:value="3.871841" calcext:value-type="float">
            <text:p>3.871841</text:p>
          </table:table-cell>
          <table:table-cell table:style-name="ce28" table:formula="of:=AVERAGE([.G85];[.H85];[.I85];[.J85])" office:value-type="float" office:value="3.86147325" calcext:value-type="float">
            <text:p>3.86147325</text:p>
          </table:table-cell>
          <table:table-cell table:style-name="ce5" office:value-type="float" office:value="2.418092" calcext:value-type="float">
            <text:p>2.418092</text:p>
          </table:table-cell>
          <table:table-cell table:style-name="ce9" office:value-type="float" office:value="2.478153" calcext:value-type="float">
            <text:p>2.478153</text:p>
          </table:table-cell>
          <table:table-cell table:style-name="ce9" office:value-type="float" office:value="2.510074" calcext:value-type="float">
            <text:p>2.510074</text:p>
          </table:table-cell>
          <table:table-cell table:style-name="ce13" office:value-type="float" office:value="2.542153" calcext:value-type="float">
            <text:p>2.542153</text:p>
          </table:table-cell>
          <table:table-cell table:style-name="ce28" table:formula="of:=AVERAGE([.L85];[.M85];[.N85];[.O85])" office:value-type="float" office:value="2.487118" calcext:value-type="float">
            <text:p>2.487118</text:p>
          </table:table-cell>
          <table:table-cell table:style-name="ce5" office:value-type="float" office:value="6.278309" calcext:value-type="float">
            <text:p>6.278309</text:p>
          </table:table-cell>
          <table:table-cell table:style-name="ce9" office:value-type="float" office:value="6.326166" calcext:value-type="float">
            <text:p>6.326166</text:p>
          </table:table-cell>
          <table:table-cell table:style-name="ce9" office:value-type="float" office:value="6.326263" calcext:value-type="float">
            <text:p>6.326263</text:p>
          </table:table-cell>
          <table:table-cell table:style-name="ce13" office:value-type="float" office:value="6.546219" calcext:value-type="float">
            <text:p>6.546219</text:p>
          </table:table-cell>
          <table:table-cell table:style-name="ce28" table:formula="of:=AVERAGE([.Q85];[.R85];[.S85];[.T85])" office:value-type="float" office:value="6.36923925" calcext:value-type="float">
            <text:p>6.36923925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7" office:value-type="float" office:value="43.131973" calcext:value-type="float">
            <text:p>43.131973</text:p>
          </table:table-cell>
          <table:table-cell table:style-name="ce11" office:value-type="float" office:value="45.727908" calcext:value-type="float">
            <text:p>45.727908</text:p>
          </table:table-cell>
          <table:table-cell table:style-name="ce11" office:value-type="float" office:value="46.751889" calcext:value-type="float">
            <text:p>46.751889</text:p>
          </table:table-cell>
          <table:table-cell table:style-name="ce17" office:value-type="float" office:value="48.924026" calcext:value-type="float">
            <text:p>48.924026</text:p>
          </table:table-cell>
          <table:table-cell table:style-name="ce25" table:formula="of:=AVERAGE([.B86];[.C86];[.D86];[.E86])" office:value-type="float" office:value="46.133949" calcext:value-type="float">
            <text:p>46.133949</text:p>
          </table:table-cell>
          <table:table-cell table:style-name="ce7" office:value-type="float" office:value="6.612907" calcext:value-type="float">
            <text:p>6.612907</text:p>
          </table:table-cell>
          <table:table-cell table:style-name="ce11" office:value-type="float" office:value="6.623048" calcext:value-type="float">
            <text:p>6.623048</text:p>
          </table:table-cell>
          <table:table-cell table:style-name="ce11" office:value-type="float" office:value="6.821891" calcext:value-type="float">
            <text:p>6.821891</text:p>
          </table:table-cell>
          <table:table-cell table:style-name="ce17" office:value-type="float" office:value="7.021154" calcext:value-type="float">
            <text:p>7.021154</text:p>
          </table:table-cell>
          <table:table-cell table:style-name="ce30" table:formula="of:=AVERAGE([.G86];[.H86];[.I86];[.J86])" office:value-type="float" office:value="6.76975" calcext:value-type="float">
            <text:p>6.76975</text:p>
          </table:table-cell>
          <table:table-cell table:style-name="ce7" office:value-type="float" office:value="3.757415" calcext:value-type="float">
            <text:p>3.757415</text:p>
          </table:table-cell>
          <table:table-cell table:style-name="ce11" office:value-type="float" office:value="3.881538" calcext:value-type="float">
            <text:p>3.881538</text:p>
          </table:table-cell>
          <table:table-cell table:style-name="ce11" office:value-type="float" office:value="3.925409" calcext:value-type="float">
            <text:p>3.925409</text:p>
          </table:table-cell>
          <table:table-cell table:style-name="ce17" office:value-type="float" office:value="3.973426" calcext:value-type="float">
            <text:p>3.973426</text:p>
          </table:table-cell>
          <table:table-cell table:style-name="ce30" table:formula="of:=AVERAGE([.L86];[.M86];[.N86];[.O86])" office:value-type="float" office:value="3.884447" calcext:value-type="float">
            <text:p>3.884447</text:p>
          </table:table-cell>
          <table:table-cell table:style-name="ce7" office:value-type="float" office:value="11.099642" calcext:value-type="float">
            <text:p>11.099642</text:p>
          </table:table-cell>
          <table:table-cell table:style-name="ce11" office:value-type="float" office:value="11.237392" calcext:value-type="float">
            <text:p>11.237392</text:p>
          </table:table-cell>
          <table:table-cell table:style-name="ce11" office:value-type="float" office:value="11.253758" calcext:value-type="float">
            <text:p>11.253758</text:p>
          </table:table-cell>
          <table:table-cell table:style-name="ce17" office:value-type="float" office:value="11.505472" calcext:value-type="float">
            <text:p>11.505472</text:p>
          </table:table-cell>
          <table:table-cell table:style-name="ce30" table:formula="of:=AVERAGE([.Q86];[.R86];[.S86];[.T86])" office:value-type="float" office:value="11.274066" calcext:value-type="float">
            <text:p>11.274066</text:p>
          </table:table-cell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W = 10; adapt = 1; <text:s/>timeout = 5000</text:p>
          </table:table-cell>
          <table:covered-table-cell table:number-columns-repeated="3" table:style-name="ce2"/>
          <table:table-cell table:style-name="ce18" office:value-type="string" calcext:value-type="string">
            <text:p>Media</text:p>
          </table:table-cell>
          <table:table-cell table:style-name="ce26" office:value-type="string" calcext:value-type="string" table:number-columns-spanned="4" table:number-rows-spanned="1">
            <text:p>W=10 adapt= 1 timeout = 10000</text:p>
          </table:table-cell>
          <table:covered-table-cell table:number-columns-repeated="3" table:style-name="ce27"/>
          <table:table-cell table:style-name="ce18" office:value-type="string" calcext:value-type="string">
            <text:p>Media</text:p>
          </table:table-cell>
          <table:table-cell table:style-name="ce3" office:value-type="string" calcext:value-type="string" table:number-columns-spanned="4" table:number-rows-spanned="1">
            <text:p>W=10 adapt= 0 timeout = 15000</text:p>
          </table:table-cell>
          <table:covered-table-cell table:number-columns-repeated="3" table:style-name="ce2"/>
          <table:table-cell table:style-name="ce18" office:value-type="string" calcext:value-type="string">
            <text:p>Media</text:p>
          </table:table-cell>
          <table:table-cell table:number-columns-repeated="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0.025469" calcext:value-type="float">
            <text:p>0.025469</text:p>
          </table:table-cell>
          <table:table-cell table:style-name="ce8" office:value-type="float" office:value="0.027464" calcext:value-type="float">
            <text:p>0.027464</text:p>
          </table:table-cell>
          <table:table-cell table:style-name="ce8" office:value-type="float" office:value="0.029" calcext:value-type="float">
            <text:p>0.029000</text:p>
          </table:table-cell>
          <table:table-cell table:style-name="ce12" office:value-type="float" office:value="0.030566" calcext:value-type="float">
            <text:p>0.030566</text:p>
          </table:table-cell>
          <table:table-cell table:style-name="ce19" table:formula="of:=AVERAGE([.B114];[.C114];[.D114];[.E114])" office:value-type="float" office:value="0.02812475" calcext:value-type="float">
            <text:p>0.02812475</text:p>
          </table:table-cell>
          <table:table-cell table:style-name="ce4" office:value-type="float" office:value="0.028409" calcext:value-type="float">
            <text:p>0.028409</text:p>
          </table:table-cell>
          <table:table-cell table:style-name="ce8" office:value-type="float" office:value="0.02915" calcext:value-type="float">
            <text:p>0.029150</text:p>
          </table:table-cell>
          <table:table-cell table:style-name="ce8" office:value-type="float" office:value="0.029318" calcext:value-type="float">
            <text:p>0.029318</text:p>
          </table:table-cell>
          <table:table-cell table:style-name="ce12" office:value-type="float" office:value="0.029547" calcext:value-type="float">
            <text:p>0.029547</text:p>
          </table:table-cell>
          <table:table-cell table:style-name="ce19" table:formula="of:=AVERAGE([.G114];[.H114];[.I114];[.J114])" office:value-type="float" office:value="0.029106" calcext:value-type="float">
            <text:p>0.029106</text:p>
          </table:table-cell>
          <table:table-cell table:style-name="ce4"/>
          <table:table-cell table:style-name="ce8" table:number-columns-repeated="2"/>
          <table:table-cell table:style-name="ce12"/>
          <table:table-cell table:style-name="ce19" table:formula="of:=AVERAGE([.L114];[.M114];[.N114];[.O114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0.036935" calcext:value-type="float">
            <text:p>0.036935</text:p>
          </table:table-cell>
          <table:table-cell table:style-name="ce9" office:value-type="float" office:value="0.039627" calcext:value-type="float">
            <text:p>0.039627</text:p>
          </table:table-cell>
          <table:table-cell table:style-name="ce9" office:value-type="float" office:value="0.039849" calcext:value-type="float">
            <text:p>0.039849</text:p>
          </table:table-cell>
          <table:table-cell table:style-name="ce13" office:value-type="float" office:value="0.041291" calcext:value-type="float">
            <text:p>0.041291</text:p>
          </table:table-cell>
          <table:table-cell table:style-name="ce20" table:formula="of:=AVERAGE([.B115];[.C115];[.D115];[.E115])" office:value-type="float" office:value="0.0394255" calcext:value-type="float">
            <text:p>0.039426</text:p>
          </table:table-cell>
          <table:table-cell table:style-name="ce5" office:value-type="float" office:value="0.047739" calcext:value-type="float">
            <text:p>0.047739</text:p>
          </table:table-cell>
          <table:table-cell table:style-name="ce9" office:value-type="float" office:value="0.049885" calcext:value-type="float">
            <text:p>0.049885</text:p>
          </table:table-cell>
          <table:table-cell table:style-name="ce9" office:value-type="float" office:value="0.049828" calcext:value-type="float">
            <text:p>0.049828</text:p>
          </table:table-cell>
          <table:table-cell table:style-name="ce13" office:value-type="float" office:value="0.050281" calcext:value-type="float">
            <text:p>0.050281</text:p>
          </table:table-cell>
          <table:table-cell table:style-name="ce28" table:formula="of:=AVERAGE([.G115];[.H115];[.I115];[.J115])" office:value-type="float" office:value="0.04943325" calcext:value-type="float">
            <text:p>0.04943325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28" table:formula="of:=AVERAGE([.L115];[.M115];[.N115];[.O11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float" office:value="0.083389" calcext:value-type="float">
            <text:p>0.083389</text:p>
          </table:table-cell>
          <table:table-cell table:style-name="ce9" office:value-type="float" office:value="0.087728" calcext:value-type="float">
            <text:p>0.087728</text:p>
          </table:table-cell>
          <table:table-cell table:style-name="ce9" office:value-type="float" office:value="0.088665" calcext:value-type="float">
            <text:p>0.088665</text:p>
          </table:table-cell>
          <table:table-cell table:style-name="ce13" office:value-type="float" office:value="0.093647" calcext:value-type="float">
            <text:p>0.093647</text:p>
          </table:table-cell>
          <table:table-cell table:style-name="ce20" table:formula="of:=AVERAGE([.B116];[.C116];[.D116];[.E116])" office:value-type="float" office:value="0.08835725" calcext:value-type="float">
            <text:p>0.088357</text:p>
          </table:table-cell>
          <table:table-cell table:style-name="ce5" office:value-type="float" office:value="0.066872" calcext:value-type="float">
            <text:p>0.066872</text:p>
          </table:table-cell>
          <table:table-cell table:style-name="ce9" office:value-type="float" office:value="0.067334" calcext:value-type="float">
            <text:p>0.067334</text:p>
          </table:table-cell>
          <table:table-cell table:style-name="ce9" office:value-type="float" office:value="0.067684" calcext:value-type="float">
            <text:p>0.067684</text:p>
          </table:table-cell>
          <table:table-cell table:style-name="ce13" office:value-type="float" office:value="0.069179" calcext:value-type="float">
            <text:p>0.069179</text:p>
          </table:table-cell>
          <table:table-cell table:style-name="ce28" table:formula="of:=AVERAGE([.G116];[.H116];[.I116];[.J116])" office:value-type="float" office:value="0.06776725" calcext:value-type="float">
            <text:p>0.06776725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28" table:formula="of:=AVERAGE([.L116];[.M116];[.N116];[.O116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138866" calcext:value-type="float">
            <text:p>0.138866</text:p>
          </table:table-cell>
          <table:table-cell table:style-name="ce9" office:value-type="float" office:value="0.141051" calcext:value-type="float">
            <text:p>0.141051</text:p>
          </table:table-cell>
          <table:table-cell table:style-name="ce9" office:value-type="float" office:value="0.142047" calcext:value-type="float">
            <text:p>0.142047</text:p>
          </table:table-cell>
          <table:table-cell table:style-name="ce13" office:value-type="float" office:value="0.149479" calcext:value-type="float">
            <text:p>0.149479</text:p>
          </table:table-cell>
          <table:table-cell table:style-name="ce20" table:formula="of:=AVERAGE([.B117];[.C117];[.D117];[.E117])" office:value-type="float" office:value="0.14286075" calcext:value-type="float">
            <text:p>0.142861</text:p>
          </table:table-cell>
          <table:table-cell table:style-name="ce5" office:value-type="float" office:value="0.124151" calcext:value-type="float">
            <text:p>0.124151</text:p>
          </table:table-cell>
          <table:table-cell table:style-name="ce9" office:value-type="float" office:value="0.134748" calcext:value-type="float">
            <text:p>0.134748</text:p>
          </table:table-cell>
          <table:table-cell table:style-name="ce9" office:value-type="float" office:value="0.138496" calcext:value-type="float">
            <text:p>0.138496</text:p>
          </table:table-cell>
          <table:table-cell table:style-name="ce13" office:value-type="float" office:value="0.138589" calcext:value-type="float">
            <text:p>0.138589</text:p>
          </table:table-cell>
          <table:table-cell table:style-name="ce28" table:formula="of:=AVERAGE([.G117];[.H117];[.I117];[.J117])" office:value-type="float" office:value="0.133996" calcext:value-type="float">
            <text:p>0.133996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28" table:formula="of:=AVERAGE([.L117];[.M117];[.N117];[.O11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float" office:value="0.216461" calcext:value-type="float">
            <text:p>0.216461</text:p>
          </table:table-cell>
          <table:table-cell table:style-name="ce9" office:value-type="float" office:value="0.223763" calcext:value-type="float">
            <text:p>0.223763</text:p>
          </table:table-cell>
          <table:table-cell table:style-name="ce9" office:value-type="float" office:value="0.226083" calcext:value-type="float">
            <text:p>0.226083</text:p>
          </table:table-cell>
          <table:table-cell table:style-name="ce13" office:value-type="float" office:value="0.237606" calcext:value-type="float">
            <text:p>0.237606</text:p>
          </table:table-cell>
          <table:table-cell table:style-name="ce20" table:formula="of:=AVERAGE([.B118];[.C118];[.D118];[.E118])" office:value-type="float" office:value="0.22597825" calcext:value-type="float">
            <text:p>0.225978</text:p>
          </table:table-cell>
          <table:table-cell table:style-name="ce5" office:value-type="float" office:value="0.32425" calcext:value-type="float">
            <text:p>0.324250</text:p>
          </table:table-cell>
          <table:table-cell table:style-name="ce9" office:value-type="float" office:value="0.332475" calcext:value-type="float">
            <text:p>0.332475</text:p>
          </table:table-cell>
          <table:table-cell table:style-name="ce9" office:value-type="float" office:value="0.332922" calcext:value-type="float">
            <text:p>0.332922</text:p>
          </table:table-cell>
          <table:table-cell table:style-name="ce13" office:value-type="float" office:value="0.337514" calcext:value-type="float">
            <text:p>0.337514</text:p>
          </table:table-cell>
          <table:table-cell table:style-name="ce28" table:formula="of:=AVERAGE([.G118];[.H118];[.I118];[.J118])" office:value-type="float" office:value="0.33179025" calcext:value-type="float">
            <text:p>0.33179025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28" table:formula="of:=AVERAGE([.L118];[.M118];[.N118];[.O11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float" office:value="1.982783" calcext:value-type="float">
            <text:p>1.982783</text:p>
          </table:table-cell>
          <table:table-cell table:style-name="ce9" office:value-type="float" office:value="1.998568" calcext:value-type="float">
            <text:p>1.998568</text:p>
          </table:table-cell>
          <table:table-cell table:style-name="ce9" office:value-type="float" office:value="2.042817" calcext:value-type="float">
            <text:p>2.042817</text:p>
          </table:table-cell>
          <table:table-cell table:style-name="ce13" office:value-type="float" office:value="2.082672" calcext:value-type="float">
            <text:p>2.082672</text:p>
          </table:table-cell>
          <table:table-cell table:style-name="ce24" table:formula="of:=AVERAGE([.B119];[.C119];[.D119];[.E119])" office:value-type="float" office:value="2.02671" calcext:value-type="float">
            <text:p>2.026710</text:p>
          </table:table-cell>
          <table:table-cell table:style-name="ce5" office:value-type="float" office:value="0.759407" calcext:value-type="float">
            <text:p>0.759407</text:p>
          </table:table-cell>
          <table:table-cell table:style-name="ce9" office:value-type="float" office:value="0.767295" calcext:value-type="float">
            <text:p>0.767295</text:p>
          </table:table-cell>
          <table:table-cell table:style-name="ce9" office:value-type="float" office:value="0.767431" calcext:value-type="float">
            <text:p>0.767431</text:p>
          </table:table-cell>
          <table:table-cell table:style-name="ce13" office:value-type="float" office:value="0.787383" calcext:value-type="float">
            <text:p>0.787383</text:p>
          </table:table-cell>
          <table:table-cell table:style-name="ce28" table:formula="of:=AVERAGE([.G119];[.H119];[.I119];[.J119])" office:value-type="float" office:value="0.770379" calcext:value-type="float">
            <text:p>0.770379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28" table:formula="of:=AVERAGE([.L119];[.M119];[.N119];[.O119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10.847814" calcext:value-type="float">
            <text:p>10.847814</text:p>
          </table:table-cell>
          <table:table-cell table:style-name="ce9" office:value-type="float" office:value="10.959661" calcext:value-type="float">
            <text:p>10.959661</text:p>
          </table:table-cell>
          <table:table-cell table:style-name="ce9" office:value-type="float" office:value="11.015736" calcext:value-type="float">
            <text:p>11.015736</text:p>
          </table:table-cell>
          <table:table-cell table:style-name="ce13" office:value-type="float" office:value="11.507792" calcext:value-type="float">
            <text:p>11.507792</text:p>
          </table:table-cell>
          <table:table-cell table:style-name="ce20" table:formula="of:=AVERAGE([.B120];[.C120];[.D120];[.E120])" office:value-type="float" office:value="11.08275075" calcext:value-type="float">
            <text:p>11.082751</text:p>
          </table:table-cell>
          <table:table-cell table:style-name="ce5" office:value-type="float" office:value="9.356594" calcext:value-type="float">
            <text:p>9.356594</text:p>
          </table:table-cell>
          <table:table-cell table:style-name="ce9" office:value-type="float" office:value="9.387076" calcext:value-type="float">
            <text:p>9.387076</text:p>
          </table:table-cell>
          <table:table-cell table:style-name="ce9" office:value-type="float" office:value="9.426476" calcext:value-type="float">
            <text:p>9.426476</text:p>
          </table:table-cell>
          <table:table-cell table:style-name="ce13"/>
          <table:table-cell table:style-name="ce28" table:formula="of:=AVERAGE([.G120];[.H120];[.I120];[.J120])" office:value-type="float" office:value="9.39004866666667" calcext:value-type="float">
            <text:p>9.3900486667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28" table:formula="of:=AVERAGE([.L120];[.M120];[.N120];[.O120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23.190773" calcext:value-type="float">
            <text:p>23.190773</text:p>
          </table:table-cell>
          <table:table-cell table:style-name="ce9" office:value-type="float" office:value="23.406781" calcext:value-type="float">
            <text:p>23.406781</text:p>
          </table:table-cell>
          <table:table-cell table:style-name="ce9" office:value-type="float" office:value="24.322637" calcext:value-type="float">
            <text:p>24.322637</text:p>
          </table:table-cell>
          <table:table-cell table:style-name="ce13" office:value-type="float" office:value="24.650642" calcext:value-type="float">
            <text:p>24.650642</text:p>
          </table:table-cell>
          <table:table-cell table:style-name="ce20" table:formula="of:=AVERAGE([.B121];[.C121];[.D121];[.E121])" office:value-type="float" office:value="23.89270825" calcext:value-type="float">
            <text:p>23.892708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28" table:formula="of:=AVERAGE([.G121];[.H121];[.I121];[.J121])" office:value-type="string" office:string-value="" calcext:value-type="error">
            <text:p>#DIV/0!</text:p>
          </table:table-cell>
          <table:table-cell table:style-name="ce5"/>
          <table:table-cell table:style-name="ce9" table:number-columns-repeated="2"/>
          <table:table-cell table:style-name="ce13"/>
          <table:table-cell table:style-name="ce28" table:formula="of:=AVERAGE([.L121];[.M121];[.N121];[.O12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7" office:value-type="float" office:value="43.131973" calcext:value-type="float">
            <text:p>43.131973</text:p>
          </table:table-cell>
          <table:table-cell table:style-name="ce11" office:value-type="float" office:value="45.727908" calcext:value-type="float">
            <text:p>45.727908</text:p>
          </table:table-cell>
          <table:table-cell table:style-name="ce11" office:value-type="float" office:value="46.751889" calcext:value-type="float">
            <text:p>46.751889</text:p>
          </table:table-cell>
          <table:table-cell table:style-name="ce17" office:value-type="float" office:value="48.924026" calcext:value-type="float">
            <text:p>48.924026</text:p>
          </table:table-cell>
          <table:table-cell table:style-name="ce25" table:formula="of:=AVERAGE([.B122];[.C122];[.D122];[.E122])" office:value-type="float" office:value="46.133949" calcext:value-type="float">
            <text:p>46.133949</text:p>
          </table:table-cell>
          <table:table-cell table:style-name="ce7"/>
          <table:table-cell table:style-name="ce11" table:number-columns-repeated="2"/>
          <table:table-cell table:style-name="ce17"/>
          <table:table-cell table:style-name="ce30" table:formula="of:=AVERAGE([.G122];[.H122];[.I122];[.J122])" office:value-type="string" office:string-value="" calcext:value-type="error">
            <text:p>#DIV/0!</text:p>
          </table:table-cell>
          <table:table-cell table:style-name="ce7"/>
          <table:table-cell table:style-name="ce11" table:number-columns-repeated="2"/>
          <table:table-cell table:style-name="ce17"/>
          <table:table-cell table:style-name="ce30" table:formula="of:=AVERAGE([.L122];[.M122];[.N122];[.O122])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24P0"/>
    </number:currency-style>
    <number:number-style style:name="N125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4:56:58.16680872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16:50:33.900090153</dc:date>
    <meta:editing-duration>PT1H33M48S</meta:editing-duration>
    <meta:editing-cycles>11</meta:editing-cycles>
    <meta:generator>LibreOffice/5.1.6.2$Linux_X86_64 LibreOffice_project/10m0$Build-2</meta:generator>
    <meta:document-statistic meta:table-count="1" meta:cell-count="5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97cm" svg:height="10.732cm" xlink:href=".." xlink:type="simple" chart:class="chart:scatter" chart:style-name="ch1">
        <chart:title svg:x="6.754cm" svg:y="0.35cm" chart:style-name="ch2">
          <text:p>Tempi trasmissione file in base alla perdita di pacchetti</text:p>
        </chart:title>
        <chart:legend chart:legend-position="end" svg:x="21.46cm" svg:y="4.569cm" style:legend-expansion="high" chart:style-name="ch3"/>
        <chart:plot-area chart:style-name="ch4" table:cell-range-address="dati_rel.A2:dati_rel.A11 dati_rel.F2:dati_rel.F11 dati_rel.J2:dati_rel.J11 dati_rel.P2:dati_rel.P11" chart:data-source-has-labels="row" svg:x="1.5cm" svg:y="1.343cm" svg:width="19.471cm" svg:height="8.194cm">
          <chartooo:coordinate-region svg:x="2.121cm" svg:y="1.542cm" svg:width="18.663cm" svg:height="7.348cm"/>
          <chart:axis chart:dimension="x" chart:name="primary-x" chart:style-name="ch5">
            <chart:title svg:x="10.49cm" svg:y="9.751cm" chart:style-name="ch6">
              <text:p>% perdita</text:p>
            </chart:title>
          </chart:axis>
          <chart:axis chart:dimension="y" chart:name="primary-y" chart:style-name="ch5">
            <chart:title svg:x="0.451cm" svg:y="6.106cm" chart:style-name="ch7">
              <text:p>tempo[s]</text:p>
            </chart:title>
            <chart:grid chart:style-name="ch8" chart:class="major"/>
          </chart:axis>
          <chart:series chart:style-name="ch9" chart:values-cell-range-address="dati_rel.F2:dati_rel.F11" loext:label-string="finestra_5" chart:class="chart:scatter">
            <chart:domain table:cell-range-address="dati_rel.A2:dati_rel.A11"/>
            <chart:data-point chart:repeated="10"/>
          </chart:series>
          <chart:series chart:style-name="ch10" chart:values-cell-range-address="dati_rel.J2:dati_rel.J11" loext:label-string="finestra_10" chart:class="chart:scatter">
            <chart:data-point chart:repeated="10"/>
          </chart:series>
          <chart:series chart:style-name="ch11" chart:values-cell-range-address="dati_rel.P2:dati_rel.P11" loext:label-string="finestra_20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inestra_5</text:p>
              </table:table-cell>
              <table:table-cell office:value-type="string">
                <text:p>finestra_10</text:p>
              </table:table-cell>
              <table:table-cell office:value-type="string">
                <text:p>finestra_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i_rel.A2:dati_rel.A11</svg:desc>
                </draw:g>
              </table:table-cell>
              <table:table-cell office:value-type="float" office:value="0.0228975">
                <text:p>0.0228975</text:p>
                <draw:g>
                  <svg:desc>dati_rel.F2:dati_rel.F11</svg:desc>
                </draw:g>
              </table:table-cell>
              <table:table-cell office:value-type="float" office:value="0.028081">
                <text:p>0.028081</text:p>
                <draw:g>
                  <svg:desc>dati_rel.J2:dati_rel.J11</svg:desc>
                </draw:g>
              </table:table-cell>
              <table:table-cell office:value-type="float" office:value="0.02555325">
                <text:p>0.02555325</text:p>
                <draw:g>
                  <svg:desc>dati_rel.P2:dati_rel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43108325">
                <text:p>0.43108325</text:p>
              </table:table-cell>
              <table:table-cell office:value-type="float" office:value="0.296135">
                <text:p>0.296135</text:p>
              </table:table-cell>
              <table:table-cell office:value-type="float" office:value="0.21009825">
                <text:p>0.2100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70952975">
                <text:p>0.70952975</text:p>
              </table:table-cell>
              <table:table-cell office:value-type="float" office:value="0.591371">
                <text:p>0.591371</text:p>
              </table:table-cell>
              <table:table-cell office:value-type="float" office:value="0.3352595">
                <text:p>0.3352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58453975">
                <text:p>1.58453975</text:p>
              </table:table-cell>
              <table:table-cell office:value-type="float" office:value="1.043959">
                <text:p>1.043959</text:p>
              </table:table-cell>
              <table:table-cell office:value-type="float" office:value="0.61625625">
                <text:p>0.6162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.30076125">
                <text:p>2.30076125</text:p>
              </table:table-cell>
              <table:table-cell office:value-type="float" office:value="1.643053">
                <text:p>1.643053</text:p>
              </table:table-cell>
              <table:table-cell office:value-type="float" office:value="0.9829555">
                <text:p>0.9829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3.89916575">
                <text:p>3.89916575</text:p>
              </table:table-cell>
              <table:table-cell office:value-type="float" office:value="2.402023">
                <text:p>2.402023</text:p>
              </table:table-cell>
              <table:table-cell office:value-type="float" office:value="1.46560075">
                <text:p>1.46560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.81280375">
                <text:p>5.81280375</text:p>
              </table:table-cell>
              <table:table-cell office:value-type="float" office:value="3.871841">
                <text:p>3.871841</text:p>
              </table:table-cell>
              <table:table-cell office:value-type="float" office:value="2.516897">
                <text:p>2.516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0.26321475">
                <text:p>10.26321475</text:p>
              </table:table-cell>
              <table:table-cell office:value-type="float" office:value="7.021154">
                <text:p>7.021154</text:p>
              </table:table-cell>
              <table:table-cell office:value-type="float" office:value="3.95739375">
                <text:p>3.9573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18.806432">
                <text:p>18.806432</text:p>
              </table:table-cell>
              <table:table-cell office:value-type="float" office:value="13.220922">
                <text:p>13.220922</text:p>
              </table:table-cell>
              <table:table-cell office:value-type="float" office:value="8.01751625">
                <text:p>8.0175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30.60900425">
                <text:p>30.60900425</text:p>
              </table:table-cell>
              <table:table-cell office:value-type="float" office:value="19.078649">
                <text:p>19.078649</text:p>
              </table:table-cell>
              <table:table-cell office:value-type="float" office:value="11.18352125">
                <text:p>11.18352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43cm" svg:height="10.519cm" xlink:href=".." xlink:type="simple" chart:class="chart:scatter" chart:style-name="ch1">
        <chart:title svg:x="5.867cm" svg:y="0.346cm" chart:style-name="ch2">
          <text:p>Tempo di trasmissione al variare della dimensione della finestra</text:p>
        </chart:title>
        <chart:legend chart:legend-position="end" svg:x="21.723cm" svg:y="4.462cm" style:legend-expansion="high" chart:style-name="ch3"/>
        <chart:plot-area chart:style-name="ch4" table:cell-range-address="dati_rel.A39:dati_rel.A48 dati_rel.F39:dati_rel.F48 dati_rel.K39:dati_rel.K48 dati_rel.P39:dati_rel.P44" chart:data-source-has-labels="row" svg:x="1.499cm" svg:y="1.335cm" svg:width="19.736cm" svg:height="7.993cm">
          <chartooo:coordinate-region svg:x="1.935cm" svg:y="1.534cm" svg:width="18.835cm" svg:height="7.147cm"/>
          <chart:axis chart:dimension="x" chart:name="primary-x" chart:style-name="ch5">
            <chart:title svg:x="9.868cm" svg:y="9.538cm" chart:style-name="ch6">
              <text:p>Dimensione finestra</text:p>
            </chart:title>
          </chart:axis>
          <chart:axis chart:dimension="y" chart:name="primary-y" chart:style-name="ch5">
            <chart:title svg:x="0.451cm" svg:y="6.023cm" chart:style-name="ch7">
              <text:p>Tempo[s]</text:p>
            </chart:title>
            <chart:grid chart:style-name="ch8" chart:class="major"/>
          </chart:axis>
          <chart:series chart:style-name="ch9" chart:values-cell-range-address="dati_rel.F39:dati_rel.F48" loext:label-string="ploss_60" chart:class="chart:scatter">
            <chart:domain table:cell-range-address="dati_rel.A39:dati_rel.A48"/>
            <chart:data-point chart:repeated="10"/>
          </chart:series>
          <chart:series chart:style-name="ch10" chart:values-cell-range-address="dati_rel.K39:dati_rel.K48" loext:label-string="ploss_70" chart:class="chart:scatter">
            <chart:data-point chart:repeated="10"/>
          </chart:series>
          <chart:series chart:style-name="ch11" chart:values-cell-range-address="dati_rel.P39:dati_rel.P44" loext:label-string="ploss_75" chart:class="chart:scatter">
            <chart:domain table:cell-range-address="dati_rel.A39:dati_rel.A44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loss_60</text:p>
              </table:table-cell>
              <table:table-cell office:value-type="string">
                <text:p>ploss_70</text:p>
              </table:table-cell>
              <table:table-cell office:value-type="string">
                <text:p>Colonna A</text:p>
              </table:table-cell>
              <table:table-cell office:value-type="string">
                <text:p>ploss_7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i_rel.A39:dati_rel.A48</svg:desc>
                </draw:g>
              </table:table-cell>
              <table:table-cell office:value-type="float" office:value="6.76956875">
                <text:p>6.76956875</text:p>
                <draw:g>
                  <svg:desc>dati_rel.F39:dati_rel.F48</svg:desc>
                </draw:g>
              </table:table-cell>
              <table:table-cell office:value-type="float" office:value="11.8446785">
                <text:p>11.8446785</text:p>
                <draw:g>
                  <svg:desc>dati_rel.K39:dati_rel.K48</svg:desc>
                </draw:g>
              </table:table-cell>
              <table:table-cell office:value-type="float" office:value="10">
                <text:p>10</text:p>
                <draw:g>
                  <svg:desc>dati_rel.A39:dati_rel.A44</svg:desc>
                </draw:g>
              </table:table-cell>
              <table:table-cell office:value-type="float" office:value="18.76395175">
                <text:p>18.76395175</text:p>
                <draw:g>
                  <svg:desc>dati_rel.P39:dati_rel.P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34691925">
                <text:p>4.34691925</text:p>
              </table:table-cell>
              <table:table-cell office:value-type="float" office:value="8.61522375">
                <text:p>8.61522375</text:p>
              </table:table-cell>
              <table:table-cell office:value-type="float" office:value="20">
                <text:p>20</text:p>
              </table:table-cell>
              <table:table-cell office:value-type="float" office:value="11.68569">
                <text:p>11.68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.5376695">
                <text:p>2.5376695</text:p>
              </table:table-cell>
              <table:table-cell office:value-type="float" office:value="4.53116175">
                <text:p>4.53116175</text:p>
              </table:table-cell>
              <table:table-cell office:value-type="float" office:value="40">
                <text:p>40</text:p>
              </table:table-cell>
              <table:table-cell office:value-type="float" office:value="6.3135405">
                <text:p>6.3135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.4741465">
                <text:p>1.4741465</text:p>
              </table:table-cell>
              <table:table-cell office:value-type="float" office:value="2.94551475">
                <text:p>2.94551475</text:p>
              </table:table-cell>
              <table:table-cell office:value-type="float" office:value="80">
                <text:p>80</text:p>
              </table:table-cell>
              <table:table-cell office:value-type="float" office:value="3.90592475">
                <text:p>3.90592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.112574">
                <text:p>1.112574</text:p>
              </table:table-cell>
              <table:table-cell office:value-type="float" office:value="1.94245275">
                <text:p>1.94245275</text:p>
              </table:table-cell>
              <table:table-cell office:value-type="float" office:value="160">
                <text:p>160</text:p>
              </table:table-cell>
              <table:table-cell office:value-type="float" office:value="2.41968825">
                <text:p>2.41968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637155">
                <text:p>0.637155</text:p>
              </table:table-cell>
              <table:table-cell office:value-type="float" office:value="0.939397">
                <text:p>0.939397</text:p>
              </table:table-cell>
              <table:table-cell office:value-type="float" office:value="320">
                <text:p>320</text:p>
              </table:table-cell>
              <table:table-cell office:value-type="float" office:value="1.7143755">
                <text:p>1.7143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88cm" svg:height="10.313cm" xlink:href=".." xlink:type="simple" chart:class="chart:scatter" chart:style-name="ch1">
        <chart:title svg:x="8.806cm" svg:y="0.342cm" chart:style-name="ch2">
          <text:p>Comparazione timeout adattativo</text:p>
        </chart:title>
        <chart:legend chart:legend-position="end" svg:x="19.187cm" svg:y="4.11cm" style:legend-expansion="high" chart:style-name="ch3"/>
        <chart:plot-area chart:style-name="ch4" table:cell-range-address="dati_rel.A78:dati_rel.A84 dati_rel.F78:dati_rel.F84 dati_rel.K78:dati_rel.K84 dati_rel.P78:dati_rel.P84 dati_rel.U78:dati_rel.U84" chart:data-source-has-labels="row" svg:x="1.496cm" svg:y="1.327cm" svg:width="17.206cm" svg:height="7.799cm">
          <chartooo:coordinate-region svg:x="1.932cm" svg:y="1.526cm" svg:width="16.398cm" svg:height="6.953cm"/>
          <chart:axis chart:dimension="x" chart:name="primary-x" chart:style-name="ch5">
            <chart:title svg:x="9.354cm" svg:y="9.332cm" chart:style-name="ch6">
              <text:p>% perdita</text:p>
            </chart:title>
          </chart:axis>
          <chart:axis chart:dimension="y" chart:name="primary-y" chart:style-name="ch5">
            <chart:title svg:x="0.451cm" svg:y="5.958cm" chart:style-name="ch7">
              <text:p>Tempo [s]</text:p>
            </chart:title>
            <chart:grid chart:style-name="ch8" chart:class="major"/>
          </chart:axis>
          <chart:series chart:style-name="ch9" chart:values-cell-range-address="dati_rel.F78:dati_rel.F84" loext:label-string="timeout_5000_adattativo" chart:class="chart:scatter">
            <chart:domain table:cell-range-address="dati_rel.A78:dati_rel.A84"/>
            <chart:data-point chart:repeated="7"/>
          </chart:series>
          <chart:series chart:style-name="ch10" chart:values-cell-range-address="dati_rel.K78:dati_rel.K84" loext:label-string="timeout_5000_fisso" chart:class="chart:scatter">
            <chart:data-point chart:repeated="7"/>
          </chart:series>
          <chart:series chart:style-name="ch11" chart:values-cell-range-address="dati_rel.P78:dati_rel.P84" loext:label-string="timeout_3000_fisso" chart:class="chart:scatter">
            <chart:data-point chart:repeated="7"/>
          </chart:series>
          <chart:series chart:style-name="ch12" chart:values-cell-range-address="dati_rel.U78:dati_rel.U84" loext:label-string="timeout_8000_fisso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imeout_5000_adattativo</text:p>
              </table:table-cell>
              <table:table-cell office:value-type="string">
                <text:p>timeout_5000_fisso</text:p>
              </table:table-cell>
              <table:table-cell office:value-type="string">
                <text:p>timeout_3000_fisso</text:p>
              </table:table-cell>
              <table:table-cell office:value-type="string">
                <text:p>timeout_8000_fiss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i_rel.A78:dati_rel.A84</svg:desc>
                </draw:g>
              </table:table-cell>
              <table:table-cell office:value-type="float" office:value="0.02812475">
                <text:p>0.02812475</text:p>
                <draw:g>
                  <svg:desc>dati_rel.F78:dati_rel.F84</svg:desc>
                </draw:g>
              </table:table-cell>
              <table:table-cell office:value-type="float" office:value="0.02640175">
                <text:p>0.02640175</text:p>
                <draw:g>
                  <svg:desc>dati_rel.K78:dati_rel.K84</svg:desc>
                </draw:g>
              </table:table-cell>
              <table:table-cell office:value-type="float" office:value="0.027905">
                <text:p>0.027905</text:p>
                <draw:g>
                  <svg:desc>dati_rel.P78:dati_rel.P84</svg:desc>
                </draw:g>
              </table:table-cell>
              <table:table-cell office:value-type="float" office:value="0.02688825">
                <text:p>0.02688825</text:p>
                <draw:g>
                  <svg:desc>dati_rel.U78:dati_rel.U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94255">
                <text:p>0.0394255</text:p>
              </table:table-cell>
              <table:table-cell office:value-type="float" office:value="0.292232">
                <text:p>0.292232</text:p>
              </table:table-cell>
              <table:table-cell office:value-type="float" office:value="0.1703835">
                <text:p>0.1703835</text:p>
              </table:table-cell>
              <table:table-cell office:value-type="float" office:value="0.459719">
                <text:p>0.459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8835725">
                <text:p>0.08835725</text:p>
              </table:table-cell>
              <table:table-cell office:value-type="float" office:value="0.587763">
                <text:p>0.587763</text:p>
              </table:table-cell>
              <table:table-cell office:value-type="float" office:value="0.32797275">
                <text:p>0.32797275</text:p>
              </table:table-cell>
              <table:table-cell office:value-type="float" office:value="0.799084">
                <text:p>0.799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4286075">
                <text:p>0.14286075</text:p>
              </table:table-cell>
              <table:table-cell office:value-type="float" office:value="1.001581">
                <text:p>1.001581</text:p>
              </table:table-cell>
              <table:table-cell office:value-type="float" office:value="0.6245645">
                <text:p>0.6245645</text:p>
              </table:table-cell>
              <table:table-cell office:value-type="float" office:value="1.54257725">
                <text:p>1.54257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22597825">
                <text:p>0.22597825</text:p>
              </table:table-cell>
              <table:table-cell office:value-type="float" office:value="1.60312">
                <text:p>1.60312</text:p>
              </table:table-cell>
              <table:table-cell office:value-type="float" office:value="1.00124825">
                <text:p>1.00124825</text:p>
              </table:table-cell>
              <table:table-cell office:value-type="float" office:value="2.5241145">
                <text:p>2.5241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2.02671">
                <text:p>2.02671</text:p>
              </table:table-cell>
              <table:table-cell office:value-type="float" office:value="2.039735">
                <text:p>2.039735</text:p>
              </table:table-cell>
              <table:table-cell office:value-type="float" office:value="1.24778425">
                <text:p>1.24778425</text:p>
              </table:table-cell>
              <table:table-cell office:value-type="float" office:value="3.205438">
                <text:p>3.205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1.08275075">
                <text:p>11.08275075</text:p>
              </table:table-cell>
              <table:table-cell office:value-type="float" office:value="2.3669005">
                <text:p>2.3669005</text:p>
              </table:table-cell>
              <table:table-cell office:value-type="float" office:value="1.64239275">
                <text:p>1.64239275</text:p>
              </table:table-cell>
              <table:table-cell office:value-type="float" office:value="3.68507825">
                <text:p>3.685078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